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2" svg:font-family="'WenQuanYi Micro Hei'" style:font-pitch="variable"/>
    <style:font-face style:name="WenQuanYi Micro Hei" svg:font-family="'WenQuanYi Micro Hei'" style:font-adornments="Bold" style:font-pitch="variable"/>
    <style:font-face style:name="WenQuanYi Micro Hei1" svg:font-family="'WenQuanYi Micro Hei'" style:font-adornments="Bold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.5in"/>
          <style:tab-stop style:position="1.5311in"/>
          <style:tab-stop style:position="1.5937in"/>
          <style:tab-stop style:position="3.3465in" style:type="center"/>
          <style:tab-stop style:position="6.6929in" style:type="right"/>
        </style:tab-stops>
      </style:paragraph-properties>
      <style:text-properties officeooo:rsid="05e07e25" officeooo:paragraph-rsid="05e07e25"/>
    </style:style>
    <style:style style:name="P2" style:family="paragraph" style:parent-style-name="Standard">
      <style:text-properties style:font-name="WenQuanYi Micro Hei2" fo:font-size="12pt" style:font-name-asian="WenQuanYi Micro Hei2" style:font-size-asian="12pt" style:font-size-complex="12pt"/>
    </style:style>
    <style:style style:name="P3" style:family="paragraph" style:parent-style-name="Standard">
      <style:text-properties style:font-name="WenQuanYi Micro Hei2" fo:font-size="12pt" officeooo:paragraph-rsid="074f9701" style:font-name-asian="WenQuanYi Micro Hei2" style:font-size-asian="12pt" style:font-size-complex="12pt"/>
    </style:style>
    <style:style style:name="P4" style:family="paragraph" style:parent-style-name="Standard">
      <style:text-properties style:font-name="WenQuanYi Micro Hei2" fo:font-size="12pt" officeooo:paragraph-rsid="07847722" style:font-name-asian="WenQuanYi Micro Hei2" style:font-size-asian="12pt" style:font-size-complex="12pt"/>
    </style:style>
    <style:style style:name="P5" style:family="paragraph" style:parent-style-name="Standard">
      <style:text-properties style:font-name="WenQuanYi Micro Hei2" fo:font-size="12pt" officeooo:paragraph-rsid="07964cf3" style:font-name-asian="WenQuanYi Micro Hei2" style:font-size-asian="12pt" style:font-size-complex="12pt"/>
    </style:style>
    <style:style style:name="P6" style:family="paragraph" style:parent-style-name="Standard">
      <style:text-properties style:font-name="WenQuanYi Micro Hei2" fo:font-size="12pt" officeooo:paragraph-rsid="07af5d41" style:font-name-asian="WenQuanYi Micro Hei2" style:font-size-asian="12pt" style:font-size-complex="12pt"/>
    </style:style>
    <style:style style:name="P7" style:family="paragraph" style:parent-style-name="Standard">
      <style:text-properties style:font-name="WenQuanYi Micro Hei2" fo:font-size="12pt" officeooo:paragraph-rsid="07b6d2d4" style:font-name-asian="WenQuanYi Micro Hei2" style:font-size-asian="12pt" style:font-size-complex="12pt"/>
    </style:style>
    <style:style style:name="P8" style:family="paragraph" style:parent-style-name="Standard">
      <style:text-properties style:font-name="WenQuanYi Micro Hei2" fo:font-size="12pt" officeooo:paragraph-rsid="07bf12e5" style:font-name-asian="WenQuanYi Micro Hei2" style:font-size-asian="12pt" style:font-size-complex="12pt"/>
    </style:style>
    <style:style style:name="P9" style:family="paragraph" style:parent-style-name="Standard">
      <style:text-properties style:font-name="WenQuanYi Micro Hei2" fo:font-size="12pt" fo:font-weight="bold" style:font-name-asian="WenQuanYi Micro Hei2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WenQuanYi Micro Hei2" fo:font-size="12pt" fo:font-weight="bold" officeooo:rsid="074da37f" style:font-name-asian="WenQuanYi Micro Hei2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background-color="#e6e6ff">
        <style:background-image/>
      </style:paragraph-properties>
      <style:text-properties style:font-name="WenQuanYi Micro Hei2" fo:font-size="10pt" style:font-size-asian="10pt" style:font-size-complex="10pt"/>
    </style:style>
    <style:style style:name="P1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background-color="#e6e6ff">
        <style:background-image/>
      </style:paragraph-properties>
      <style:text-properties fo:color="#000000" style:font-name="WenQuanYi Micro Hei2" fo:font-size="10pt" style:font-size-asian="10pt" style:font-size-complex="10pt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ackground-color="#e6e6ff">
        <style:background-image/>
      </style:paragraph-properties>
      <style:text-properties style:font-name="WenQuanYi Micro Hei2" fo:font-size="10pt" style:font-size-asian="10pt" style:font-size-complex="10pt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ackground-color="#e6e6ff">
        <style:background-image/>
      </style:paragraph-properties>
      <style:text-properties fo:color="#000000" style:font-name="WenQuanYi Micro Hei2" fo:font-size="10pt" style:font-size-asian="10pt" style:font-size-complex="10pt"/>
    </style:style>
    <style:style style:name="P15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style:font-name-asian="WenQuanYi Micro Hei2" style:font-size-asian="10pt" style:font-size-complex="10pt"/>
    </style:style>
    <style:style style:name="P16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paragraph-rsid="07964cf3" style:font-name-asian="WenQuanYi Micro Hei2" style:font-size-asian="10pt" style:font-size-complex="10pt"/>
    </style:style>
    <style:style style:name="P17" style:family="paragraph" style:parent-style-name="Standard">
      <style:text-properties style:font-name="WenQuanYi Micro Hei2" fo:font-size="12pt" style:font-name-asian="WenQuanYi Micro Hei2" style:font-size-asian="12pt" style:font-size-complex="12pt"/>
    </style:style>
    <style:style style:name="P18" style:family="paragraph" style:parent-style-name="Standard">
      <style:text-properties style:font-name="WenQuanYi Micro Hei2" fo:font-size="12pt" officeooo:rsid="07964cf3" officeooo:paragraph-rsid="07964cf3" style:font-name-asian="WenQuanYi Micro Hei2" style:font-size-asian="12pt" style:font-size-complex="12pt"/>
    </style:style>
    <style:style style:name="P19" style:family="paragraph" style:parent-style-name="Standard">
      <style:text-properties style:font-name="WenQuanYi Micro Hei2" fo:font-size="12pt" officeooo:rsid="07964cf3" officeooo:paragraph-rsid="07d4b838" style:font-name-asian="WenQuanYi Micro Hei2" style:font-size-asian="12pt" style:font-size-complex="12pt"/>
    </style:style>
    <style:style style:name="P20" style:family="paragraph" style:parent-style-name="Standard">
      <style:text-properties style:font-name="WenQuanYi Micro Hei2" fo:font-size="12pt" officeooo:rsid="07964cf3" officeooo:paragraph-rsid="07f873da" style:font-name-asian="WenQuanYi Micro Hei2" style:font-size-asian="12pt" style:font-size-complex="12pt"/>
    </style:style>
    <style:style style:name="P21" style:family="paragraph" style:parent-style-name="Standard">
      <style:text-properties style:font-name="WenQuanYi Micro Hei2" fo:font-size="12pt" officeooo:rsid="07964cf3" officeooo:paragraph-rsid="08136115" style:font-name-asian="WenQuanYi Micro Hei2" style:font-size-asian="12pt" style:font-size-complex="12pt"/>
    </style:style>
    <style:style style:name="P22" style:family="paragraph" style:parent-style-name="Standard">
      <style:text-properties style:font-name="WenQuanYi Micro Hei2" fo:font-size="12pt" officeooo:paragraph-rsid="081c0161" style:font-name-asian="WenQuanYi Micro Hei2" style:font-size-asian="12pt" style:font-size-complex="12pt"/>
    </style:style>
    <style:style style:name="P23" style:family="paragraph" style:parent-style-name="Standard">
      <style:text-properties style:font-name="WenQuanYi Micro Hei2" fo:font-size="12pt" officeooo:paragraph-rsid="0832c5fa" style:font-name-asian="WenQuanYi Micro Hei2" style:font-size-asian="12pt" style:font-size-complex="12pt"/>
    </style:style>
    <style:style style:name="P24" style:family="paragraph" style:parent-style-name="Standard">
      <style:text-properties style:font-name="WenQuanYi Micro Hei2" fo:font-size="12pt" officeooo:paragraph-rsid="0833498d" style:font-name-asian="WenQuanYi Micro Hei2" style:font-size-asian="12pt" style:font-size-complex="12pt"/>
    </style:style>
    <style:style style:name="P25" style:family="paragraph" style:parent-style-name="Standard">
      <style:text-properties style:font-name="WenQuanYi Micro Hei2" fo:font-size="12pt" officeooo:paragraph-rsid="08536dd1" style:font-name-asian="WenQuanYi Micro Hei2" style:font-size-asian="12pt" style:font-size-complex="12pt"/>
    </style:style>
    <style:style style:name="P26" style:family="paragraph" style:parent-style-name="Standard">
      <style:text-properties style:font-name="WenQuanYi Micro Hei2" fo:font-size="12pt" officeooo:paragraph-rsid="086da9ce" style:font-name-asian="WenQuanYi Micro Hei2" style:font-size-asian="12pt" style:font-size-complex="12pt"/>
    </style:style>
    <style:style style:name="P27" style:family="paragraph" style:parent-style-name="Standard">
      <style:text-properties style:font-name="WenQuanYi Micro Hei2" fo:font-size="12pt" officeooo:paragraph-rsid="088016d9" style:font-name-asian="WenQuanYi Micro Hei2" style:font-size-asian="12pt" style:font-size-complex="12pt"/>
    </style:style>
    <style:style style:name="P28" style:family="paragraph" style:parent-style-name="Standard">
      <style:text-properties style:font-name="WenQuanYi Micro Hei2" fo:font-size="12pt" officeooo:paragraph-rsid="0897b1ed" style:font-name-asian="WenQuanYi Micro Hei2" style:font-size-asian="12pt" style:font-size-complex="12pt"/>
    </style:style>
    <style:style style:name="P29" style:family="paragraph" style:parent-style-name="Standard">
      <style:text-properties style:font-name="WenQuanYi Micro Hei2" fo:font-size="12pt" officeooo:paragraph-rsid="08a18569" style:font-name-asian="WenQuanYi Micro Hei2" style:font-size-asian="12pt" style:font-size-complex="12pt"/>
    </style:style>
    <style:style style:name="P30" style:family="paragraph" style:parent-style-name="Standard">
      <style:text-properties style:font-name="WenQuanYi Micro Hei2" fo:font-size="12pt" officeooo:paragraph-rsid="08ac2852" style:font-name-asian="WenQuanYi Micro Hei2" style:font-size-asian="12pt" style:font-size-complex="12pt"/>
    </style:style>
    <style:style style:name="P31" style:family="paragraph" style:parent-style-name="Standard">
      <style:text-properties style:font-name="WenQuanYi Micro Hei2" fo:font-size="12pt" officeooo:paragraph-rsid="08b10948" style:font-name-asian="WenQuanYi Micro Hei2" style:font-size-asian="12pt" style:font-size-complex="12pt"/>
    </style:style>
    <style:style style:name="P32" style:family="paragraph" style:parent-style-name="Standard">
      <style:text-properties style:font-name="WenQuanYi Micro Hei2" fo:font-size="12pt" officeooo:paragraph-rsid="08b7d8c2" style:font-name-asian="WenQuanYi Micro Hei2" style:font-size-asian="12pt" style:font-size-complex="12pt"/>
    </style:style>
    <style:style style:name="P33" style:family="paragraph" style:parent-style-name="Standard">
      <style:text-properties style:font-name="WenQuanYi Micro Hei2" fo:font-size="12pt" officeooo:paragraph-rsid="08cf58d5" style:font-name-asian="WenQuanYi Micro Hei2" style:font-size-asian="12pt" style:font-size-complex="12pt"/>
    </style:style>
    <style:style style:name="P34" style:family="paragraph" style:parent-style-name="Standard">
      <style:text-properties style:font-name="WenQuanYi Micro Hei2" fo:font-size="12pt" officeooo:paragraph-rsid="08d07a50" style:font-name-asian="WenQuanYi Micro Hei2" style:font-size-asian="12pt" style:font-size-complex="12pt"/>
    </style:style>
    <style:style style:name="P35" style:family="paragraph" style:parent-style-name="Standard">
      <style:text-properties style:font-name="WenQuanYi Micro Hei2" fo:font-size="12pt" officeooo:paragraph-rsid="08d74bbf" style:font-name-asian="WenQuanYi Micro Hei2" style:font-size-asian="12pt" style:font-size-complex="12pt"/>
    </style:style>
    <style:style style:name="P36" style:family="paragraph" style:parent-style-name="Standard">
      <style:text-properties style:font-name="WenQuanYi Micro Hei2" fo:font-size="12pt" officeooo:paragraph-rsid="08da2677" style:font-name-asian="WenQuanYi Micro Hei2" style:font-size-asian="12pt" style:font-size-complex="12pt"/>
    </style:style>
    <style:style style:name="P37" style:family="paragraph" style:parent-style-name="Standard">
      <style:text-properties style:font-name="WenQuanYi Micro Hei2" fo:font-size="12pt" fo:font-weight="bold" style:font-name-asian="WenQuanYi Micro Hei2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WenQuanYi Micro Hei2" fo:font-size="12pt" fo:font-weight="bold" officeooo:paragraph-rsid="089bedbd" style:font-name-asian="WenQuanYi Micro Hei2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WenQuanYi Micro Hei2" fo:font-size="12pt" style:font-name-asian="WenQuanYi Micro Hei2" style:font-size-asian="12pt" style:font-size-complex="12pt"/>
    </style:style>
    <style:style style:name="P40" style:family="paragraph" style:parent-style-name="Standard">
      <style:text-properties style:font-name="WenQuanYi Micro Hei2" fo:font-size="12pt" officeooo:paragraph-rsid="07e20855" style:font-name-asian="WenQuanYi Micro Hei2" style:font-size-asian="12pt" style:font-size-complex="12pt"/>
    </style:style>
    <style:style style:name="P41" style:family="paragraph" style:parent-style-name="Standard">
      <style:text-properties style:font-name="WenQuanYi Micro Hei2" fo:font-size="12pt" officeooo:rsid="07964cf3" officeooo:paragraph-rsid="08017413" style:font-name-asian="WenQuanYi Micro Hei2" style:font-size-asian="12pt" style:font-size-complex="12pt"/>
    </style:style>
    <style:style style:name="P42" style:family="paragraph" style:parent-style-name="Standard">
      <style:paragraph-properties fo:background-color="#e6e6ff">
        <style:background-image/>
      </style:paragraph-properties>
      <style:text-properties style:font-name="WenQuanYi Micro Hei2" fo:font-size="10pt" style:font-name-asian="WenQuanYi Micro Hei2" style:font-size-asian="10pt" style:font-size-complex="10pt"/>
    </style:style>
    <style:style style:name="P43" style:family="paragraph" style:parent-style-name="Standard">
      <style:paragraph-properties fo:background-color="#e6e6ff">
        <style:background-image/>
      </style:paragraph-properties>
      <style:text-properties style:font-name="WenQuanYi Micro Hei2" fo:font-size="10pt" officeooo:paragraph-rsid="081c0161" style:font-name-asian="WenQuanYi Micro Hei2" style:font-size-asian="10pt" style:font-size-complex="10pt"/>
    </style:style>
    <style:style style:name="P4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ackground-color="#e6e6ff">
        <style:background-image/>
      </style:paragraph-properties>
      <style:text-properties fo:color="#000000" style:font-name="WenQuanYi Micro Hei2" fo:font-size="10pt" style:font-size-asian="10pt" style:font-size-complex="10pt"/>
    </style:style>
    <style:style style:name="P4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ackground-color="#e6e6ff">
        <style:background-image/>
      </style:paragraph-properties>
      <style:text-properties fo:color="#000000" style:font-name="WenQuanYi Micro Hei2" fo:font-size="10pt" style:font-size-asian="10pt" style:font-size-complex="10pt"/>
    </style:style>
    <style:style style:name="P4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ackground-color="#e6e6ff">
        <style:background-image/>
      </style:paragraph-properties>
      <style:text-properties fo:color="#000000" style:font-name="WenQuanYi Micro Hei2" fo:font-size="10pt" officeooo:paragraph-rsid="08b6686e" style:font-size-asian="10pt" style:font-size-complex="10pt"/>
    </style:style>
    <style:style style:name="P4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ackground-color="#e6e6ff">
        <style:background-image/>
      </style:paragraph-properties>
      <style:text-properties style:font-name="WenQuanYi Micro Hei2" fo:font-size="10pt" style:font-size-asian="10pt" style:font-size-complex="10pt"/>
    </style:style>
    <style:style style:name="P4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background-color="#e6e6ff">
        <style:background-image/>
      </style:paragraph-properties>
      <style:text-properties style:font-name="WenQuanYi Micro Hei2" fo:font-size="10pt" style:font-name-asian="WenQuanYi Micro Hei2" style:font-size-asian="10pt" style:font-size-complex="10pt"/>
    </style:style>
    <style:style style:name="P4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8000" style:font-name="WenQuanYi Micro Hei2" fo:font-size="10pt" style:font-size-asian="10pt" style:font-size-complex="10pt"/>
    </style:style>
    <style:style style:name="P5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style:font-name="WenQuanYi Micro Hei2" fo:font-size="10pt" style:font-size-asian="10pt" style:font-size-complex="10pt"/>
    </style:style>
    <style:style style:name="P5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8000" style:font-name="WenQuanYi Micro Hei2" fo:font-size="10pt" style:font-size-asian="10pt" style:font-size-complex="10pt"/>
    </style:style>
    <style:style style:name="P5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style:font-name="WenQuanYi Micro Hei2" fo:font-size="10pt" style:font-size-asian="10pt" style:font-size-complex="10pt"/>
    </style:style>
    <style:style style:name="P5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background-color="#e6e6ff">
        <style:background-image/>
      </style:paragraph-properties>
      <style:text-properties style:font-name="WenQuanYi Micro Hei2" fo:font-size="10pt" style:font-size-asian="10pt" style:font-size-complex="10pt"/>
    </style:style>
    <style:style style:name="P5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background-color="#e6e6ff">
        <style:background-image/>
      </style:paragraph-properties>
      <style:text-properties style:font-name="WenQuanYi Micro Hei2" fo:font-size="10pt" officeooo:paragraph-rsid="0847777f" style:font-name-asian="WenQuanYi Micro Hei2" style:font-size-asian="10pt" style:font-size-complex="10pt"/>
    </style:style>
    <style:style style:name="P5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background-color="#e6e6ff">
        <style:background-image/>
      </style:paragraph-properties>
      <style:text-properties fo:color="#000000" style:font-name="WenQuanYi Micro Hei2" fo:font-size="10pt" style:font-size-asian="10pt" style:font-size-complex="10pt"/>
    </style:style>
    <style:style style:name="P56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style:font-name-asian="WenQuanYi Micro Hei2" style:font-size-asian="10pt" style:font-size-complex="10pt"/>
    </style:style>
    <style:style style:name="P57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rsid="07964cf3" officeooo:paragraph-rsid="07f873da" style:font-name-asian="WenQuanYi Micro Hei2" style:font-size-asian="10pt" style:font-size-complex="10pt"/>
    </style:style>
    <style:style style:name="P58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paragraph-rsid="08133917" style:font-name-asian="WenQuanYi Micro Hei2" style:font-size-asian="10pt" style:font-size-complex="10pt"/>
    </style:style>
    <style:style style:name="P59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paragraph-rsid="086da9ce" style:font-name-asian="WenQuanYi Micro Hei2" style:font-size-asian="10pt" style:font-size-complex="10pt"/>
    </style:style>
    <style:style style:name="P60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paragraph-rsid="08ac2852" style:font-name-asian="WenQuanYi Micro Hei2" style:font-size-asian="10pt" style:font-size-complex="10pt"/>
    </style:style>
    <style:style style:name="P61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paragraph-rsid="08d07a50" style:font-name-asian="WenQuanYi Micro Hei2" style:font-size-asian="10pt" style:font-size-complex="10pt"/>
    </style:style>
    <style:style style:name="P62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paragraph-rsid="08d74bbf" style:font-name-asian="WenQuanYi Micro Hei2" style:font-size-asian="10pt" style:font-size-complex="10pt"/>
    </style:style>
    <style:style style:name="P63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paragraph-rsid="08da2677" style:font-name-asian="WenQuanYi Micro Hei2" style:font-size-asian="10pt" style:font-size-complex="10pt"/>
    </style:style>
    <style:style style:name="P64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rsid="07964cf3" officeooo:paragraph-rsid="08017413" style:font-name-asian="WenQuanYi Micro Hei2" style:font-size-asian="10pt" style:font-size-complex="10pt"/>
    </style:style>
    <style:style style:name="P65" style:family="paragraph" style:parent-style-name="Preformatted_20_Text">
      <style:paragraph-properties fo:background-color="#e6e6ff">
        <style:background-image/>
      </style:paragraph-properties>
      <style:text-properties style:font-name="WenQuanYi Micro Hei2" fo:font-size="10pt" officeooo:paragraph-rsid="0897b1ed" style:font-size-asian="10pt" style:font-size-complex="10pt"/>
    </style:style>
    <style:style style:name="T1" style:family="text">
      <style:text-properties officeooo:rsid="074da37f"/>
    </style:style>
    <style:style style:name="T2" style:family="text">
      <style:text-properties officeooo:rsid="0753760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76c5b51" style:font-weight-asian="bold" style:font-weight-complex="bold"/>
    </style:style>
    <style:style style:name="T5" style:family="text">
      <style:text-properties officeooo:rsid="0774e9d4"/>
    </style:style>
    <style:style style:name="T6" style:family="text">
      <style:text-properties officeooo:rsid="0780cf40"/>
    </style:style>
    <style:style style:name="T7" style:family="text">
      <style:text-properties officeooo:rsid="0782a4ea"/>
    </style:style>
    <style:style style:name="T8" style:family="text">
      <style:text-properties officeooo:rsid="07835fe4"/>
    </style:style>
    <style:style style:name="T9" style:family="text">
      <style:text-properties style:font-name="WenQuanYi Micro Hei2" fo:font-size="12pt" style:font-name-asian="WenQuanYi Micro Hei2" style:font-size-asian="12pt" style:font-size-complex="12pt"/>
    </style:style>
    <style:style style:name="T10" style:family="text">
      <style:text-properties style:font-name="WenQuanYi Micro Hei2" fo:font-size="12pt" officeooo:rsid="08d1fffc" style:font-name-asian="WenQuanYi Micro Hei2" style:font-size-asian="12pt" style:font-size-complex="12pt"/>
    </style:style>
    <style:style style:name="T11" style:family="text">
      <style:text-properties style:font-name="WenQuanYi Micro Hei2" fo:font-size="12pt" officeooo:rsid="08d493a0" style:font-name-asian="WenQuanYi Micro Hei2" style:font-size-asian="12pt" style:font-size-complex="12pt"/>
    </style:style>
    <style:style style:name="T12" style:family="text">
      <style:text-properties style:font-name="WenQuanYi Micro Hei2" fo:font-size="12pt" officeooo:rsid="08d5dc41" style:font-name-asian="WenQuanYi Micro Hei2" style:font-size-asian="12pt" style:font-size-complex="12pt"/>
    </style:style>
    <style:style style:name="T13" style:family="text">
      <style:text-properties style:font-name="WenQuanYi Micro Hei2" fo:font-size="12pt" officeooo:rsid="08d66323" style:font-name-asian="WenQuanYi Micro Hei2" style:font-size-asian="12pt" style:font-size-complex="12pt"/>
    </style:style>
    <style:style style:name="T14" style:family="text">
      <style:text-properties officeooo:rsid="07862e2a"/>
    </style:style>
    <style:style style:name="T15" style:family="text">
      <style:text-properties fo:font-weight="normal" officeooo:rsid="0774e9d4" style:font-weight-asian="normal" style:font-weight-complex="normal"/>
    </style:style>
    <style:style style:name="T16" style:family="text">
      <style:text-properties officeooo:rsid="07964cf3"/>
    </style:style>
    <style:style style:name="T17" style:family="text">
      <style:text-properties officeooo:rsid="079baa25"/>
    </style:style>
    <style:style style:name="T18" style:family="text">
      <style:text-properties fo:color="#000080"/>
    </style:style>
    <style:style style:name="T19" style:family="text">
      <style:text-properties fo:color="#000080" officeooo:rsid="07964cf3"/>
    </style:style>
    <style:style style:name="T20" style:family="text">
      <style:text-properties fo:color="#000080" officeooo:rsid="08133917"/>
    </style:style>
    <style:style style:name="T21" style:family="text">
      <style:text-properties fo:color="#000080" officeooo:rsid="0845f498"/>
    </style:style>
    <style:style style:name="T22" style:family="text">
      <style:text-properties fo:color="#000080" fo:font-style="italic"/>
    </style:style>
    <style:style style:name="T23" style:family="text">
      <style:text-properties fo:color="#000080" officeooo:rsid="08d74bbf"/>
    </style:style>
    <style:style style:name="T24" style:family="text">
      <style:text-properties fo:color="#000080" officeooo:rsid="08da2677"/>
    </style:style>
    <style:style style:name="T25" style:family="text">
      <style:text-properties fo:color="#c0c0c0"/>
    </style:style>
    <style:style style:name="T26" style:family="text">
      <style:text-properties fo:color="#c0c0c0" officeooo:rsid="07964cf3"/>
    </style:style>
    <style:style style:name="T27" style:family="text">
      <style:text-properties fo:color="#c0c0c0" officeooo:rsid="08133917"/>
    </style:style>
    <style:style style:name="T28" style:family="text">
      <style:text-properties fo:color="#c0c0c0" officeooo:rsid="0845f498"/>
    </style:style>
    <style:style style:name="T29" style:family="text">
      <style:text-properties fo:color="#c0c0c0" officeooo:rsid="086da9ce"/>
    </style:style>
    <style:style style:name="T30" style:family="text">
      <style:text-properties fo:color="#c0c0c0" officeooo:rsid="08ac2852"/>
    </style:style>
    <style:style style:name="T31" style:family="text">
      <style:text-properties fo:color="#c0c0c0" officeooo:rsid="08d07a50"/>
    </style:style>
    <style:style style:name="T32" style:family="text">
      <style:text-properties fo:color="#c0c0c0" officeooo:rsid="08d74bbf"/>
    </style:style>
    <style:style style:name="T33" style:family="text">
      <style:text-properties fo:color="#c0c0c0" officeooo:rsid="08da2677"/>
    </style:style>
    <style:style style:name="T34" style:family="text">
      <style:text-properties fo:color="#008000"/>
    </style:style>
    <style:style style:name="T35" style:family="text">
      <style:text-properties fo:color="#008000" officeooo:rsid="07964cf3"/>
    </style:style>
    <style:style style:name="T36" style:family="text">
      <style:text-properties fo:color="#008000" officeooo:rsid="0845f498"/>
    </style:style>
    <style:style style:name="T37" style:family="text">
      <style:text-properties fo:color="#008000" officeooo:rsid="08b3c4b7"/>
    </style:style>
    <style:style style:name="T38" style:family="text">
      <style:text-properties fo:color="#008000" officeooo:rsid="08da2677"/>
    </style:style>
    <style:style style:name="T39" style:family="text">
      <style:text-properties fo:color="#808000"/>
    </style:style>
    <style:style style:name="T40" style:family="text">
      <style:text-properties fo:color="#808000" officeooo:rsid="086da9ce"/>
    </style:style>
    <style:style style:name="T41" style:family="text">
      <style:text-properties fo:color="#808000" officeooo:rsid="08ac2852"/>
    </style:style>
    <style:style style:name="T42" style:family="text">
      <style:text-properties fo:color="#808000" officeooo:rsid="08d07a50"/>
    </style:style>
    <style:style style:name="T43" style:family="text">
      <style:text-properties fo:color="#800080"/>
    </style:style>
    <style:style style:name="T44" style:family="text">
      <style:text-properties fo:color="#800080" officeooo:rsid="0845f498"/>
    </style:style>
    <style:style style:name="T45" style:family="text">
      <style:text-properties fo:color="#000000"/>
    </style:style>
    <style:style style:name="T46" style:family="text">
      <style:text-properties fo:color="#000000" fo:font-style="italic"/>
    </style:style>
    <style:style style:name="T47" style:family="text">
      <style:text-properties fo:color="#000000" officeooo:rsid="0845f498"/>
    </style:style>
    <style:style style:name="T48" style:family="text">
      <style:text-properties officeooo:rsid="07a17611"/>
    </style:style>
    <style:style style:name="T49" style:family="text">
      <style:text-properties officeooo:rsid="07a1d2c0"/>
    </style:style>
    <style:style style:name="T50" style:family="text">
      <style:text-properties officeooo:rsid="07a34fae"/>
    </style:style>
    <style:style style:name="T51" style:family="text">
      <style:text-properties officeooo:rsid="07a51bd2"/>
    </style:style>
    <style:style style:name="T52" style:family="text">
      <style:text-properties officeooo:rsid="07a97650"/>
    </style:style>
    <style:style style:name="T53" style:family="text">
      <style:text-properties officeooo:rsid="07ac39b9"/>
    </style:style>
    <style:style style:name="T54" style:family="text">
      <style:text-properties officeooo:rsid="07af5d41"/>
    </style:style>
    <style:style style:name="T55" style:family="text">
      <style:text-properties officeooo:rsid="07b38898"/>
    </style:style>
    <style:style style:name="T56" style:family="text">
      <style:text-properties officeooo:rsid="07b4a5e1"/>
    </style:style>
    <style:style style:name="T57" style:family="text">
      <style:text-properties officeooo:rsid="07b5e6c1"/>
    </style:style>
    <style:style style:name="T58" style:family="text">
      <style:text-properties officeooo:rsid="07b6d2d4"/>
    </style:style>
    <style:style style:name="T59" style:family="text">
      <style:text-properties fo:color="#800000"/>
    </style:style>
    <style:style style:name="T60" style:family="text">
      <style:text-properties officeooo:rsid="07c0f389"/>
    </style:style>
    <style:style style:name="T61" style:family="text">
      <style:text-properties officeooo:rsid="07c39332"/>
    </style:style>
    <style:style style:name="T62" style:family="text">
      <style:text-properties officeooo:rsid="07c58e8e"/>
    </style:style>
    <style:style style:name="T63" style:family="text">
      <style:text-properties officeooo:rsid="07c917d4"/>
    </style:style>
    <style:style style:name="T64" style:family="text">
      <style:text-properties officeooo:rsid="07c9e0f3"/>
    </style:style>
    <style:style style:name="T65" style:family="text">
      <style:text-properties officeooo:rsid="07ce6785"/>
    </style:style>
    <style:style style:name="T66" style:family="text">
      <style:text-properties officeooo:rsid="07cf73d4"/>
    </style:style>
    <style:style style:name="T67" style:family="text">
      <style:text-properties officeooo:rsid="07cf93a9"/>
    </style:style>
    <style:style style:name="T68" style:family="text">
      <style:text-properties officeooo:rsid="07d8a3a4"/>
    </style:style>
    <style:style style:name="T69" style:family="text">
      <style:text-properties officeooo:rsid="07da2858"/>
    </style:style>
    <style:style style:name="T70" style:family="text">
      <style:text-properties officeooo:rsid="07da6ad9"/>
    </style:style>
    <style:style style:name="T71" style:family="text">
      <style:text-properties officeooo:rsid="07e20855"/>
    </style:style>
    <style:style style:name="T72" style:family="text">
      <style:text-properties officeooo:rsid="07e3b2b4"/>
    </style:style>
    <style:style style:name="T73" style:family="text">
      <style:text-properties officeooo:rsid="07e59d8a"/>
    </style:style>
    <style:style style:name="T74" style:family="text">
      <style:text-properties officeooo:rsid="07e795ee"/>
    </style:style>
    <style:style style:name="T75" style:family="text">
      <style:text-properties officeooo:rsid="07e8622c"/>
    </style:style>
    <style:style style:name="T76" style:family="text">
      <style:text-properties officeooo:rsid="07edffd4"/>
    </style:style>
    <style:style style:name="T77" style:family="text">
      <style:text-properties officeooo:rsid="07ef1bf0"/>
    </style:style>
    <style:style style:name="T78" style:family="text">
      <style:text-properties officeooo:rsid="07f3f9dd"/>
    </style:style>
    <style:style style:name="T79" style:family="text">
      <style:text-properties officeooo:rsid="07f5bbdb"/>
    </style:style>
    <style:style style:name="T80" style:family="text">
      <style:text-properties officeooo:rsid="07fe023f"/>
    </style:style>
    <style:style style:name="T81" style:family="text">
      <style:text-properties officeooo:rsid="07fe5067"/>
    </style:style>
    <style:style style:name="T82" style:family="text">
      <style:text-properties officeooo:rsid="080039b0"/>
    </style:style>
    <style:style style:name="T83" style:family="text">
      <style:text-properties officeooo:rsid="08017413"/>
    </style:style>
    <style:style style:name="T84" style:family="text">
      <style:text-properties officeooo:rsid="0801de27"/>
    </style:style>
    <style:style style:name="T85" style:family="text">
      <style:text-properties officeooo:rsid="080567e4"/>
    </style:style>
    <style:style style:name="T86" style:family="text">
      <style:text-properties officeooo:rsid="08063197"/>
    </style:style>
    <style:style style:name="T87" style:family="text">
      <style:text-properties officeooo:rsid="08091af9"/>
    </style:style>
    <style:style style:name="T88" style:family="text">
      <style:text-properties officeooo:rsid="080cd895"/>
    </style:style>
    <style:style style:name="T89" style:family="text">
      <style:text-properties officeooo:rsid="08133917"/>
    </style:style>
    <style:style style:name="T90" style:family="text">
      <style:text-properties fo:color="#0055af" fo:font-style="italic"/>
    </style:style>
    <style:style style:name="T91" style:family="text">
      <style:text-properties officeooo:rsid="081d1f85"/>
    </style:style>
    <style:style style:name="T92" style:family="text">
      <style:text-properties officeooo:rsid="081df1cc"/>
    </style:style>
    <style:style style:name="T93" style:family="text">
      <style:text-properties officeooo:rsid="081eb43c"/>
    </style:style>
    <style:style style:name="T94" style:family="text">
      <style:text-properties officeooo:rsid="0822088e"/>
    </style:style>
    <style:style style:name="T95" style:family="text">
      <style:text-properties officeooo:rsid="0823fc9a"/>
    </style:style>
    <style:style style:name="T96" style:family="text">
      <style:text-properties officeooo:rsid="08244d12"/>
    </style:style>
    <style:style style:name="T97" style:family="text">
      <style:text-properties officeooo:rsid="0824afab"/>
    </style:style>
    <style:style style:name="T98" style:family="text">
      <style:text-properties officeooo:rsid="0826d27a"/>
    </style:style>
    <style:style style:name="T99" style:family="text">
      <style:text-properties officeooo:rsid="08285278"/>
    </style:style>
    <style:style style:name="T100" style:family="text">
      <style:text-properties officeooo:rsid="0832c5fa"/>
    </style:style>
    <style:style style:name="T101" style:family="text">
      <style:text-properties officeooo:rsid="0833498d"/>
    </style:style>
    <style:style style:name="T102" style:family="text">
      <style:text-properties officeooo:rsid="08383228"/>
    </style:style>
    <style:style style:name="T103" style:family="text">
      <style:text-properties officeooo:rsid="0845da45"/>
    </style:style>
    <style:style style:name="T104" style:family="text">
      <style:text-properties officeooo:rsid="0845f498"/>
    </style:style>
    <style:style style:name="T105" style:family="text">
      <style:text-properties officeooo:rsid="084b52b1"/>
    </style:style>
    <style:style style:name="T106" style:family="text">
      <style:text-properties officeooo:rsid="08537e1e"/>
    </style:style>
    <style:style style:name="T107" style:family="text">
      <style:text-properties officeooo:rsid="08628a4f"/>
    </style:style>
    <style:style style:name="T108" style:family="text">
      <style:text-properties officeooo:rsid="086632f1"/>
    </style:style>
    <style:style style:name="T109" style:family="text">
      <style:text-properties officeooo:rsid="0868140d"/>
    </style:style>
    <style:style style:name="T110" style:family="text">
      <style:text-properties officeooo:rsid="0869b279"/>
    </style:style>
    <style:style style:name="T111" style:family="text">
      <style:text-properties officeooo:rsid="086aa445"/>
    </style:style>
    <style:style style:name="T112" style:family="text">
      <style:text-properties officeooo:rsid="086aad99"/>
    </style:style>
    <style:style style:name="T113" style:family="text">
      <style:text-properties officeooo:rsid="086da9ce"/>
    </style:style>
    <style:style style:name="T114" style:family="text">
      <style:text-properties officeooo:rsid="08759ddb"/>
    </style:style>
    <style:style style:name="T115" style:family="text">
      <style:text-properties officeooo:rsid="087813f0"/>
    </style:style>
    <style:style style:name="T116" style:family="text">
      <style:text-properties officeooo:rsid="0878fd1f"/>
    </style:style>
    <style:style style:name="T117" style:family="text">
      <style:text-properties officeooo:rsid="087ab41c"/>
    </style:style>
    <style:style style:name="T118" style:family="text">
      <style:text-properties officeooo:rsid="087c2f69"/>
    </style:style>
    <style:style style:name="T119" style:family="text">
      <style:text-properties officeooo:rsid="087c9ab3"/>
    </style:style>
    <style:style style:name="T120" style:family="text">
      <style:text-properties officeooo:rsid="087e4b09"/>
    </style:style>
    <style:style style:name="T121" style:family="text">
      <style:text-properties officeooo:rsid="087fe6e1"/>
    </style:style>
    <style:style style:name="T122" style:family="text">
      <style:text-properties officeooo:rsid="0880c7c9"/>
    </style:style>
    <style:style style:name="T123" style:family="text">
      <style:text-properties officeooo:rsid="0887d950"/>
    </style:style>
    <style:style style:name="T124" style:family="text">
      <style:text-properties officeooo:rsid="088f463b"/>
    </style:style>
    <style:style style:name="T125" style:family="text">
      <style:text-properties officeooo:rsid="0896c0d8"/>
    </style:style>
    <style:style style:name="T126" style:family="text">
      <style:text-properties officeooo:rsid="0897b1ed"/>
    </style:style>
    <style:style style:name="T127" style:family="text">
      <style:text-properties officeooo:rsid="08a11476"/>
    </style:style>
    <style:style style:name="T128" style:family="text">
      <style:text-properties officeooo:rsid="08a18569"/>
    </style:style>
    <style:style style:name="T129" style:family="text">
      <style:text-properties officeooo:rsid="08a3670c"/>
    </style:style>
    <style:style style:name="T130" style:family="text">
      <style:text-properties officeooo:rsid="08a3bea9"/>
    </style:style>
    <style:style style:name="T131" style:family="text">
      <style:text-properties officeooo:rsid="08ab7b41"/>
    </style:style>
    <style:style style:name="T132" style:family="text">
      <style:text-properties officeooo:rsid="08ac2852"/>
    </style:style>
    <style:style style:name="T133" style:family="text">
      <style:text-properties officeooo:rsid="08ad250b"/>
    </style:style>
    <style:style style:name="T134" style:family="text">
      <style:text-properties officeooo:rsid="08ae1c92"/>
    </style:style>
    <style:style style:name="T135" style:family="text">
      <style:text-properties officeooo:rsid="08afa180"/>
    </style:style>
    <style:style style:name="T136" style:family="text">
      <style:text-properties officeooo:rsid="08b10948"/>
    </style:style>
    <style:style style:name="T137" style:family="text">
      <style:text-properties officeooo:rsid="08b6686e"/>
    </style:style>
    <style:style style:name="T138" style:family="text">
      <style:text-properties officeooo:rsid="08b968ed"/>
    </style:style>
    <style:style style:name="T139" style:family="text">
      <style:text-properties officeooo:rsid="08ba5a69"/>
    </style:style>
    <style:style style:name="T140" style:family="text">
      <style:text-properties officeooo:rsid="08bc098b"/>
    </style:style>
    <style:style style:name="T141" style:family="text">
      <style:text-properties officeooo:rsid="08bd90fa"/>
    </style:style>
    <style:style style:name="T142" style:family="text">
      <style:text-properties officeooo:rsid="08bdea12"/>
    </style:style>
    <style:style style:name="T143" style:family="text">
      <style:text-properties officeooo:rsid="08bfb63a"/>
    </style:style>
    <style:style style:name="T144" style:family="text">
      <style:text-properties officeooo:rsid="08c1dc74"/>
    </style:style>
    <style:style style:name="T145" style:family="text">
      <style:text-properties officeooo:rsid="08c3827c"/>
    </style:style>
    <style:style style:name="T146" style:family="text">
      <style:text-properties officeooo:rsid="08d07a50"/>
    </style:style>
    <style:style style:name="T147" style:family="text">
      <style:text-properties fo:color="#2985c7" fo:font-style="italic"/>
    </style:style>
    <style:style style:name="T148" style:family="text">
      <style:text-properties officeooo:rsid="08d74bbf"/>
    </style:style>
    <style:style style:name="T149" style:family="text">
      <style:text-properties officeooo:rsid="08d9db56"/>
    </style:style>
    <style:style style:name="T150" style:family="text">
      <style:text-properties officeooo:rsid="08da18c9"/>
    </style:style>
    <style:style style:name="T151" style:family="text">
      <style:text-properties officeooo:rsid="08da2677"/>
    </style:style>
    <style:style style:name="T152" style:family="text">
      <style:text-properties officeooo:rsid="08dc7951"/>
    </style:style>
    <style:style style:name="T153" style:family="text">
      <style:text-properties officeooo:rsid="08dc9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、QML与C++为什么要混合编程</text:p>
      <text:p text:style-name="P3"><text:span text:style-name="T1">QML与C++为什么要混合编程，简单来说，就是使用QML高效便捷地构建UI，而C++则用来实现业务逻辑和复杂算法，下面介绍了</text:span>两者间交互的方法与技巧。</text:p>
      <text:p text:style-name="P9"><text:span text:style-name="T2">2、</text:span>QML访问C++概述</text:p>
      <text:p text:style-name="P2">Qt集成了QML引擎和Qt元对象系统，使得QML很容易从C++中得到扩展，在一定的条件下，QML就可以访问QObject派生类的成员，例如信号、槽函数、枚举类型、属性、成员函数等。</text:p>
      <text:p text:style-name="P2">QML访问C++有两个方法：一是在Qt元对象系统中注册C++类，在QML中实例化、访问。二是在C++中实例化并设置为QML上下文属性，在QML中直接使用。与后者相比，前者可以使C++类在QML中作为一个数据类型，例如函数参数类型或属性类型，也可以使用其枚举类型、单例等，功能更强大。</text:p>
      <text:p text:style-name="P2"><text:span text:style-name="T4">3、</text:span><text:span text:style-name="T3">如何实现可以被QML访问的C++类</text:span></text:p>
      <text:p text:style-name="P4">C++类要想被QML访问，首先必须满足两个条件：一是派生自QObject类或QObject类的子类，二是使用Q_OBJECT宏。QObject类是所有Qt对象的基类，作为Qt对象模型的核心，提供了信号与槽机制等<text:span text:style-name="T7">很多</text:span>重要特性。Q_OBJECT宏必须在private区（C++默认为private）声明，用来声明信号与槽，使用Qt元对象系统提供的内容，位置一般在语句块首行。<text:span text:style-name="T5">下面例子</text:span><text:span text:style-name="T8">在QtCreator3.1.2</text:span><text:span text:style-name="T5">中创建，Projects选择QtQuickApplication，工程名为</text:span><text:span text:style-name="T15">Gemini</text:span><text:span text:style-name="T5">，Component选择QtQuick</text:span><text:span text:style-name="T14">2.2，然后在自动生成的文件中添砖加瓦</text:span><text:span text:style-name="T6">。</text:span></text:p>
      <text:p text:style-name="P9">信号与槽——</text:p>
      <text:p text:style-name="P18">（1）添加头文件Gemini.h</text:p>
      <text:p text:style-name="P16"><text:span text:style-name="T19">#ifndef</text:span><text:span text:style-name="T26"> </text:span><text:span text:style-name="T16">GEMINI_H</text:span></text:p>
      <text:p text:style-name="P11"><text:span text:style-name="T18">#define</text:span><text:span text:style-name="T25"> </text:span><text:span text:style-name="T18">GEMINI_H</text:span></text:p>
      <text:p text:style-name="P11"><text:span text:style-name="T34">//</text:span><text:span text:style-name="T25"> </text:span><text:span text:style-name="T34">Gemini.h</text:span></text:p>
      <text:p text:style-name="P13"><text:span text:style-name="T18">#include</text:span><text:span text:style-name="T25"> </text:span><text:span text:style-name="T34">&lt;QObject&gt;</text:span></text:p>
      <text:p text:style-name="P11"><text:span text:style-name="T18">#include</text:span><text:span text:style-name="T25"> </text:span><text:span text:style-name="T34">&lt;QDebug&gt;</text:span></text:p>
      <text:p text:style-name="P13"><text:span text:style-name="T39">class</text:span><text:span text:style-name="T25"> </text:span><text:span text:style-name="T43">Gemini</text:span><text:span text:style-name="T25"> </text:span><text:span text:style-name="T45">:</text:span><text:span text:style-name="T25"> </text:span><text:span text:style-name="T39">public</text:span><text:span text:style-name="T25"> </text:span><text:span text:style-name="T43">QObject</text:span></text:p>
      <text:p text:style-name="P14">{</text:p>
      <text:p text:style-name="P11"><text:span text:style-name="T25"><text:s text:c="4"/></text:span><text:span text:style-name="T18">Q_OBJECT</text:span></text:p>
      <text:p text:style-name="P13"><text:span text:style-name="T39">signals</text:span><text:span text:style-name="T45">:</text:span></text:p>
      <text:p text:style-name="P11"><text:span text:style-name="T25"><text:s text:c="4"/></text:span><text:span text:style-name="T39">void</text:span><text:span text:style-name="T25"> </text:span><text:span text:style-name="T45">begin();</text:span></text:p>
      <text:p text:style-name="P13"><text:span text:style-name="T39">public</text:span><text:span text:style-name="T25"> </text:span><text:span text:style-name="T39">slots</text:span><text:span text:style-name="T45">:</text:span></text:p>
      <text:p text:style-name="P13"><text:span text:style-name="T25"><text:s text:c="4"/></text:span><text:span text:style-name="T39">void</text:span><text:span text:style-name="T25"> </text:span><text:span text:style-name="T45">doSomething(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doSomething()</text:span><text:span text:style-name="T25"> </text:span><text:span text:style-name="T34">called"</text:span><text:span text:style-name="T45">;</text:span></text:p>
      <text:p text:style-name="P13"><text:span text:style-name="T25"><text:s text:c="4"/></text:span><text:span text:style-name="T45">}</text:span></text:p>
      <text:p text:style-name="P12">};</text:p>
      <text:p text:style-name="P13"><text:soft-page-break/><text:span text:style-name="T18">#endif</text:span><text:span text:style-name="T25"> </text:span><text:span text:style-name="T34">//</text:span><text:span text:style-name="T25"> </text:span><text:span text:style-name="T34">GEMINI_H</text:span></text:p>
      <text:p text:style-name="P6"><text:span text:style-name="T16">Gem</text:span><text:span text:style-name="T48">i</text:span><text:span text:style-name="T16">ni类中的</text:span><text:span text:style-name="T49">信号begin</text:span><text:span text:style-name="T50">()和</text:span><text:span text:style-name="T16">槽doSomething()都可以被QML访问</text:span><text:span text:style-name="T51">。</text:span><text:span text:style-name="T52">槽必须声明为public或protected</text:span><text:span text:style-name="T54">，</text:span><text:span text:style-name="T51">信号在C++中使用时要用到emit关键字</text:span><text:span text:style-name="T53">，但在</text:span><text:span text:style-name="T51">QML中就是个普通的函数</text:span><text:span text:style-name="T52">，用法同函数一样</text:span><text:span text:style-name="T67">，</text:span><text:span text:style-name="T52">信号处理器形式为on&lt;Signal&gt;，Signal首字母大写。信号不支持重载</text:span><text:span text:style-name="T76">，多个信号的名字相同而参数不同时</text:span><text:span text:style-name="T77">，能够被识别的只是最后一个信号</text:span><text:span text:style-name="T78">，与信号的参数无关</text:span><text:span text:style-name="T79">。</text:span></text:p>
      <text:p text:style-name="P5"><text:span text:style-name="T16">（</text:span><text:span text:style-name="T17">2</text:span><text:span text:style-name="T16">）修改main.cpp</text:span></text:p>
      <text:p text:style-name="P16"><text:span text:style-name="T35">//</text:span><text:span text:style-name="T26"> </text:span><text:span text:style-name="T35">main.cpp</text:span></text:p>
      <text:p text:style-name="P13"><text:span text:style-name="T18">#include</text:span><text:span text:style-name="T25"> </text:span><text:span text:style-name="T34">&lt;QGuiApplication&gt;</text:span></text:p>
      <text:p text:style-name="P13"><text:span text:style-name="T18">#include</text:span><text:span text:style-name="T25"> </text:span><text:span text:style-name="T34">&lt;QQmlApplicationEngine&gt;</text:span></text:p>
      <text:p text:style-name="P13"><text:span text:style-name="T18">#include</text:span><text:span text:style-name="T25"> </text:span><text:span text:style-name="T34">&lt;QtQml&gt;</text:span></text:p>
      <text:p text:style-name="P11"><text:span text:style-name="T18">#include</text:span><text:span text:style-name="T25"> </text:span><text:span text:style-name="T34">&lt;Gemini.h&gt;</text:span></text:p>
      <text:p text:style-name="P13"><text:span text:style-name="T39">int</text:span><text:span text:style-name="T25"> </text:span><text:span text:style-name="T45">main(</text:span><text:span text:style-name="T39">int</text:span><text:span text:style-name="T25"> </text:span><text:span text:style-name="T45">argc,</text:span><text:span text:style-name="T25"> </text:span><text:span text:style-name="T39">char</text:span><text:span text:style-name="T25"> </text:span><text:span text:style-name="T45">*argv[])</text:span></text:p>
      <text:p text:style-name="P14">{</text:p>
      <text:p text:style-name="P11"><text:span text:style-name="T25"><text:s text:c="4"/></text:span><text:span text:style-name="T43">QGuiApplication</text:span><text:span text:style-name="T25"> </text:span><text:span text:style-name="T45">app(argc,</text:span><text:span text:style-name="T25"> </text:span><text:span text:style-name="T45">argv);</text:span></text:p>
      <text:p text:style-name="P11"><text:span text:style-name="T25"><text:s text:c="4"/></text:span><text:span text:style-name="T45">qmlRegisterType&lt;</text:span><text:span text:style-name="T43">Gemini</text:span><text:span text:style-name="T45">&gt;(</text:span><text:span text:style-name="T34">"Union.Lotto.Gemini"</text:span><text:span text:style-name="T45">,</text:span><text:span text:style-name="T25"> </text:span><text:span text:style-name="T18">1</text:span><text:span text:style-name="T45">,</text:span><text:span text:style-name="T25"> </text:span><text:span text:style-name="T18">0</text:span><text:span text:style-name="T45">,</text:span><text:span text:style-name="T25"> </text:span><text:span text:style-name="T34">"Gemini"</text:span><text:span text:style-name="T45">);</text:span></text:p>
      <text:p text:style-name="P13"><text:span text:style-name="T25"><text:s text:c="4"/></text:span><text:span text:style-name="T43">QQmlApplicationEngine</text:span><text:span text:style-name="T25"> </text:span><text:span text:style-name="T45">engine;</text:span></text:p>
      <text:p text:style-name="P11"><text:span text:style-name="T25"><text:s text:c="4"/></text:span><text:span text:style-name="T45">engine.load(</text:span><text:span text:style-name="T43">QUrl</text:span><text:span text:style-name="T45">(</text:span><text:span text:style-name="T18">QStringLiteral</text:span><text:span text:style-name="T45">(</text:span><text:span text:style-name="T34">"qrc:///main.qml"</text:span><text:span text:style-name="T45">)));</text:span></text:p>
      <text:p text:style-name="P13"><text:span text:style-name="T25"><text:s text:c="4"/></text:span><text:span text:style-name="T39">return</text:span><text:span text:style-name="T25"> </text:span><text:span text:style-name="T45">app.exec();</text:span></text:p>
      <text:p text:style-name="P14">}</text:p>
      <text:p text:style-name="P5"><text:span text:style-name="T16">这里把Gemini类注册</text:span><text:span text:style-name="T57">（qmlRegisterType）</text:span><text:span text:style-name="T16">到了Qt元对象系统</text:span><text:span text:style-name="T55">，当然也可以先实例化再设置为QML上下文属性</text:span><text:span text:style-name="T56">，相关内容将在后面详细介绍。</text:span></text:p>
      <text:p text:style-name="P7"><text:span text:style-name="T16">（</text:span><text:span text:style-name="T17">3</text:span><text:span text:style-name="T16">）修改main.</text:span><text:span text:style-name="T58">qml</text:span></text:p>
      <text:p text:style-name="P15"><text:span text:style-name="T34">//</text:span><text:span text:style-name="T25"> </text:span><text:span text:style-name="T34">main.qml</text:span></text:p>
      <text:p text:style-name="P13"><text:span text:style-name="T39">import</text:span><text:span text:style-name="T25"> </text:span>QtQuick<text:span text:style-name="T25"> </text:span>2.2</text:p>
      <text:p text:style-name="P13"><text:span text:style-name="T39">import</text:span><text:span text:style-name="T25"> </text:span>QtQuick.Window<text:span text:style-name="T25"> </text:span>2.1</text:p>
      <text:p text:style-name="P11"><text:span text:style-name="T39">import</text:span><text:span text:style-name="T25"> </text:span>Union.Lotto.Gemini<text:span text:style-name="T25"> </text:span>1.0</text:p>
      <text:p text:style-name="P13"><text:span text:style-name="T43">Window</text:span><text:span text:style-name="T25"> </text:span>{</text:p>
      <text:p text:style-name="P13"><text:span text:style-name="T25"><text:s text:c="4"/></text:span><text:span text:style-name="T59">visible</text:span>:<text:span text:style-name="T25"> </text:span>true</text:p>
      <text:p text:style-name="P13"><text:span text:style-name="T25"><text:s text:c="4"/></text:span><text:span text:style-name="T59">width</text:span>:<text:span text:style-name="T25"> </text:span>360;<text:span text:style-name="T25"> </text:span><text:span text:style-name="T59">height</text:span>:<text:span text:style-name="T25"> </text:span>360</text:p>
      <text:p text:style-name="P13"><text:span text:style-name="T25"><text:s text:c="4"/></text:span><text:span text:style-name="T59">title</text:span>:<text:span text:style-name="T25"> </text:span><text:span text:style-name="T34">"Union</text:span><text:span text:style-name="T25"> </text:span><text:span text:style-name="T34">Lotto</text:span><text:span text:style-name="T25"> </text:span><text:span text:style-name="T34">Game"</text:span></text:p>
      <text:p text:style-name="P11"><text:span text:style-name="T25"><text:s text:c="4"/></text:span><text:span text:style-name="T59">color</text:span>:<text:span text:style-name="T25"> </text:span><text:span text:style-name="T34">"white"</text:span></text:p>
      <text:p text:style-name="P13"><text:span text:style-name="T25"><text:s text:c="4"/></text:span><text:span text:style-name="T43">MouseArea</text:span><text:span text:style-name="T25"> </text:span>{</text:p>
      <text:p text:style-name="P13"><text:span text:style-name="T25"><text:s text:c="8"/></text:span><text:span text:style-name="T59">anchors.fill</text:span>:<text:span text:style-name="T25"> </text:span><text:span text:style-name="T46">parent</text:span></text:p>
      <text:p text:style-name="P13"><text:span text:style-name="T25"><text:s text:c="8"/></text:span><text:span text:style-name="T59">onClicked</text:span>:<text:span text:style-name="T25"> </text:span>{</text:p>
      <text:p text:style-name="P13"><text:span text:style-name="T25"><text:s text:c="12"/></text:span><text:span text:style-name="T46">gemini</text:span>.begin()</text:p>
      <text:p text:style-name="P13"><text:span text:style-name="T25"><text:s text:c="8"/></text:span>}</text:p>
      <text:p text:style-name="P11"><text:span text:style-name="T25"><text:s text:c="4"/></text:span>}</text:p>
      <text:p text:style-name="P13"><text:soft-page-break/><text:span text:style-name="T25"><text:s text:c="4"/></text:span><text:span text:style-name="T43">Gemini</text:span><text:span text:style-name="T25"> </text:span>{</text:p>
      <text:p text:style-name="P13"><text:span text:style-name="T25"><text:s text:c="8"/></text:span><text:span text:style-name="T59">id</text:span>:<text:span text:style-name="T25"> </text:span><text:span text:style-name="T46">gemini</text:span></text:p>
      <text:p text:style-name="P13"><text:span text:style-name="T25"><text:s text:c="8"/></text:span><text:span text:style-name="T59">onBegin</text:span>:<text:span text:style-name="T25"> </text:span><text:span text:style-name="T46">doSomething</text:span>()</text:p>
      <text:p text:style-name="P13"><text:span text:style-name="T25"><text:s text:c="4"/></text:span>}</text:p>
      <text:p text:style-name="P11">}</text:p>
      <text:p text:style-name="P8"><text:span text:style-name="T16">Gemini类注册到Qt元对象系统后</text:span><text:span text:style-name="T60">，</text:span><text:span text:style-name="T61">并且</text:span><text:span text:style-name="T62">在</text:span><text:span text:style-name="T61">QML文件中导入</text:span><text:span text:style-name="T62">（import）</text:span><text:span text:style-name="T61">，</text:span><text:span text:style-name="T60">关键字Gemini就可以在当前QML文件中当作一种QML类型来用了</text:span><text:span text:style-name="T63">。例子中有个MouseArea</text:span><text:span text:style-name="T64">，单击鼠标时会发送begin</text:span><text:span text:style-name="T65">()信号，进而调用doSomething</text:span><text:span text:style-name="T66">()槽函数。</text:span></text:p>
      <text:p text:style-name="P2"><text:span text:style-name="T3">枚举类型——</text:span></text:p>
      <text:p text:style-name="P19">（1）修改头文件Gemini.h</text:p>
      <text:p text:style-name="P15"><text:span text:style-name="T18">#ifndef</text:span><text:span text:style-name="T25"> </text:span>GEMINI_H</text:p>
      <text:p text:style-name="P11"><text:span text:style-name="T18">#define</text:span><text:span text:style-name="T25"> </text:span><text:span text:style-name="T18">GEMINI_H</text:span></text:p>
      <text:p text:style-name="P11"><text:span text:style-name="T34">//</text:span><text:span text:style-name="T25"> </text:span><text:span text:style-name="T34">Gemini.h</text:span></text:p>
      <text:p text:style-name="P13"><text:span text:style-name="T18">#include</text:span><text:span text:style-name="T25"> </text:span><text:span text:style-name="T34">&lt;QObject&gt;</text:span></text:p>
      <text:p text:style-name="P11"><text:span text:style-name="T18">#include</text:span><text:span text:style-name="T25"> </text:span><text:span text:style-name="T34">&lt;QDebug&gt;</text:span></text:p>
      <text:p text:style-name="P13"><text:span text:style-name="T39">class</text:span><text:span text:style-name="T25"> </text:span><text:span text:style-name="T43">Gemini</text:span><text:span text:style-name="T25"> </text:span><text:span text:style-name="T45">:</text:span><text:span text:style-name="T25"> </text:span><text:span text:style-name="T39">public</text:span><text:span text:style-name="T25"> </text:span><text:span text:style-name="T43">QObject</text:span></text:p>
      <text:p text:style-name="P14">{</text:p>
      <text:p text:style-name="P13"><text:span text:style-name="T25"><text:s text:c="4"/></text:span><text:span text:style-name="T18">Q_OBJECT</text:span></text:p>
      <text:p text:style-name="P11"><text:span text:style-name="T25"><text:s text:c="4"/></text:span><text:span text:style-name="T43">Q_ENUMS</text:span><text:span text:style-name="T45">(</text:span><text:span text:style-name="T43">BALL_COLOR</text:span><text:span text:style-name="T45">)</text:span></text:p>
      <text:p text:style-name="P13"><text:span text:style-name="T39">public</text:span><text:span text:style-name="T45">:</text:span></text:p>
      <text:p text:style-name="P13"><text:span text:style-name="T25"><text:s text:c="4"/></text:span><text:span text:style-name="T43">Gemini</text:span><text:span text:style-name="T45">()</text:span><text:span text:style-name="T25"> </text:span><text:span text:style-name="T45">:</text:span><text:span text:style-name="T25"> </text:span><text:span text:style-name="T59">m_ballColor</text:span><text:span text:style-name="T45">(</text:span><text:span text:style-name="T43">BALL_COLOR_YELLOW</text:span><text:span text:style-name="T45">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Gemini()</text:span><text:span text:style-name="T25"> </text:span><text:span text:style-name="T34">called"</text:span><text:span text:style-name="T45">;</text:span></text:p>
      <text:p text:style-name="P11"><text:span text:style-name="T25"><text:s text:c="4"/></text:span><text:span text:style-name="T45">}</text:span></text:p>
      <text:p text:style-name="P13"><text:span text:style-name="T25"><text:s text:c="4"/></text:span><text:span text:style-name="T39">enum</text:span><text:span text:style-name="T25"> </text:span><text:span text:style-name="T43">BALL_COLOR</text:span><text:span text:style-name="T25"> </text:span><text:span text:style-name="T45">{</text:span></text:p>
      <text:p text:style-name="P13"><text:span text:style-name="T25"><text:s text:c="8"/></text:span><text:span text:style-name="T43">BALL_COLOR_YELLOW</text:span><text:span text:style-name="T45">,</text:span></text:p>
      <text:p text:style-name="P13"><text:span text:style-name="T25"><text:s text:c="8"/></text:span><text:span text:style-name="T43">BALL_COLOR_RED</text:span><text:span text:style-name="T45">,</text:span></text:p>
      <text:p text:style-name="P13"><text:span text:style-name="T25"><text:s text:c="8"/></text:span><text:span text:style-name="T43">BALL_COLOR_BLUE</text:span><text:span text:style-name="T45">,</text:span></text:p>
      <text:p text:style-name="P13"><text:span text:style-name="T25"><text:s text:c="8"/></text:span><text:span text:style-name="T43">BALL_COLOR_ALL</text:span></text:p>
      <text:p text:style-name="P11"><text:span text:style-name="T25"><text:s text:c="4"/></text:span><text:span text:style-name="T45">};</text:span></text:p>
      <text:p text:style-name="P13"><text:span text:style-name="T39">signals</text:span><text:span text:style-name="T45">:</text:span></text:p>
      <text:p text:style-name="P11"><text:span text:style-name="T25"><text:s text:c="4"/></text:span><text:span text:style-name="T39">void</text:span><text:span text:style-name="T25"> </text:span><text:span text:style-name="T45">begin();</text:span></text:p>
      <text:p text:style-name="P13"><text:span text:style-name="T39">public</text:span><text:span text:style-name="T25"> </text:span><text:span text:style-name="T39">slots</text:span><text:span text:style-name="T45">:</text:span></text:p>
      <text:p text:style-name="P13"><text:span text:style-name="T25"><text:s text:c="4"/></text:span><text:span text:style-name="T39">void</text:span><text:span text:style-name="T25"> </text:span><text:span text:style-name="T45">doSomething(</text:span><text:span text:style-name="T43">BALL_COLOR</text:span><text:span text:style-name="T25"> </text:span><text:span text:style-name="T45">ballColor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doSomething()</text:span><text:span text:style-name="T25"> </text:span><text:span text:style-name="T34">called</text:span><text:span text:style-name="T25"> </text:span><text:span text:style-name="T34">with"</text:span><text:span text:style-name="T25"> </text:span><text:span text:style-name="T45">&lt;&lt;</text:span><text:span text:style-name="T25"> </text:span><text:span text:style-name="T45">ballColor;</text:span></text:p>
      <text:p text:style-name="P13"><text:span text:style-name="T25"><text:s text:c="8"/></text:span><text:span text:style-name="T39">if</text:span><text:span text:style-name="T45">(ballColor</text:span><text:span text:style-name="T25"> </text:span><text:span text:style-name="T45">!=</text:span><text:span text:style-name="T25"> </text:span><text:span text:style-name="T59">m_ballColor</text:span><text:span text:style-name="T45">)</text:span><text:span text:style-name="T25"> </text:span><text:span text:style-name="T45">{</text:span></text:p>
      <text:p text:style-name="P13"><text:span text:style-name="T25"><text:s text:c="12"/></text:span><text:span text:style-name="T59">m_ballColor</text:span><text:span text:style-name="T25"> </text:span><text:span text:style-name="T45">=</text:span><text:span text:style-name="T25"> </text:span><text:span text:style-name="T45">ballColor;</text:span></text:p>
      <text:p text:style-name="P13"><text:soft-page-break/><text:span text:style-name="T25"><text:s text:c="12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ball</text:span><text:span text:style-name="T25"> </text:span><text:span text:style-name="T34">color</text:span><text:span text:style-name="T25"> </text:span><text:span text:style-name="T34">changed"</text:span><text:span text:style-name="T45">;</text:span></text:p>
      <text:p text:style-name="P13"><text:span text:style-name="T25"><text:s text:c="8"/></text:span><text:span text:style-name="T45">}</text:span></text:p>
      <text:p text:style-name="P11"><text:span text:style-name="T25"><text:s text:c="4"/></text:span><text:span text:style-name="T45">}</text:span></text:p>
      <text:p text:style-name="P13"><text:span text:style-name="T39">private</text:span><text:span text:style-name="T45">:</text:span></text:p>
      <text:p text:style-name="P13"><text:span text:style-name="T25"><text:s text:c="4"/></text:span><text:span text:style-name="T43">BALL_COLOR</text:span><text:span text:style-name="T25"> </text:span><text:span text:style-name="T59">m_ballColor</text:span><text:span text:style-name="T45">;</text:span></text:p>
      <text:p text:style-name="P12">};</text:p>
      <text:p text:style-name="P11"><text:span text:style-name="T18">#endif</text:span><text:span text:style-name="T25"> </text:span><text:span text:style-name="T34">//</text:span><text:span text:style-name="T25"> </text:span><text:span text:style-name="T34">GEMINI_H</text:span></text:p>
      <text:p text:style-name="P40">Gem<text:span text:style-name="T68">i</text:span>ni类中添加了public的BALL_<text:span text:style-name="T68">COLOR枚举类型，这个枚举类型要想在QML中使用</text:span><text:span text:style-name="T69">，就用到了Q_ENUMS</text:span><text:span text:style-name="T70">()宏</text:span><text:span text:style-name="T71">。</text:span></text:p>
      <text:p text:style-name="P2">（<text:span text:style-name="T84">2</text:span>）修改main.qml</text:p>
      <text:p text:style-name="P48"><text:span text:style-name="T34">//</text:span><text:span text:style-name="T25"> </text:span><text:span text:style-name="T34">main.qml</text:span></text:p>
      <text:p text:style-name="P13"><text:span text:style-name="T39">import</text:span><text:span text:style-name="T25"> </text:span>QtQuick<text:span text:style-name="T25"> </text:span>2.2</text:p>
      <text:p text:style-name="P13"><text:span text:style-name="T39">import</text:span><text:span text:style-name="T25"> </text:span>QtQuick.Window<text:span text:style-name="T25"> </text:span>2.1</text:p>
      <text:p text:style-name="P11"><text:span text:style-name="T39">import</text:span><text:span text:style-name="T25"> </text:span>Union.Lotto.Gemini<text:span text:style-name="T25"> </text:span>1.0</text:p>
      <text:p text:style-name="P13"><text:span text:style-name="T43">Window</text:span><text:span text:style-name="T25"> </text:span>{</text:p>
      <text:p text:style-name="P13"><text:span text:style-name="T25"><text:s text:c="4"/></text:span><text:span text:style-name="T59">visible</text:span>:<text:span text:style-name="T25"> </text:span>true</text:p>
      <text:p text:style-name="P13"><text:span text:style-name="T25"><text:s text:c="4"/></text:span><text:span text:style-name="T59">width</text:span>:<text:span text:style-name="T25"> </text:span>360;<text:span text:style-name="T25"> </text:span><text:span text:style-name="T59">height</text:span>:<text:span text:style-name="T25"> </text:span>360</text:p>
      <text:p text:style-name="P13"><text:span text:style-name="T25"><text:s text:c="4"/></text:span><text:span text:style-name="T59">title</text:span>:<text:span text:style-name="T25"> </text:span><text:span text:style-name="T34">"Union</text:span><text:span text:style-name="T25"> </text:span><text:span text:style-name="T34">Lotto</text:span><text:span text:style-name="T25"> </text:span><text:span text:style-name="T34">Game"</text:span></text:p>
      <text:p text:style-name="P11"><text:span text:style-name="T25"><text:s text:c="4"/></text:span><text:span text:style-name="T59">color</text:span>:<text:span text:style-name="T25"> </text:span><text:span text:style-name="T34">"white"</text:span></text:p>
      <text:p text:style-name="P13"><text:span text:style-name="T25"><text:s text:c="4"/></text:span><text:span text:style-name="T43">MouseArea</text:span><text:span text:style-name="T25"> </text:span>{</text:p>
      <text:p text:style-name="P13"><text:span text:style-name="T25"><text:s text:c="8"/></text:span><text:span text:style-name="T59">anchors.fill</text:span>:<text:span text:style-name="T25"> </text:span><text:span text:style-name="T46">parent</text:span></text:p>
      <text:p text:style-name="P13"><text:span text:style-name="T25"><text:s text:c="8"/></text:span><text:span text:style-name="T59">onClicked</text:span>:<text:span text:style-name="T25"> </text:span>{</text:p>
      <text:p text:style-name="P13"><text:span text:style-name="T25"><text:s text:c="12"/></text:span><text:span text:style-name="T46">gemini</text:span>.begin()</text:p>
      <text:p text:style-name="P13"><text:span text:style-name="T25"><text:s text:c="8"/></text:span>}</text:p>
      <text:p text:style-name="P11"><text:span text:style-name="T25"><text:s text:c="4"/></text:span>}</text:p>
      <text:p text:style-name="P13"><text:span text:style-name="T25"><text:s text:c="4"/></text:span><text:span text:style-name="T43">Gemini</text:span><text:span text:style-name="T25"> </text:span>{</text:p>
      <text:p text:style-name="P13"><text:span text:style-name="T25"><text:s text:c="8"/></text:span><text:span text:style-name="T59">id</text:span>:<text:span text:style-name="T25"> </text:span><text:span text:style-name="T46">gemini</text:span></text:p>
      <text:p text:style-name="P13"><text:span text:style-name="T25"><text:s text:c="8"/></text:span><text:span text:style-name="T59">onBegin</text:span>:<text:span text:style-name="T25"> </text:span><text:span text:style-name="T46">doSomething</text:span>(<text:span text:style-name="T43">Gemini</text:span>.BALL_COLOR_RED)</text:p>
      <text:p text:style-name="P13"><text:span text:style-name="T25"><text:s text:c="4"/></text:span>}</text:p>
      <text:p text:style-name="P11">}</text:p>
      <text:p text:style-name="P2">在QML中使用枚举类型的方式是<text:span text:style-name="T72">&lt;</text:span>CLASS_NAME<text:span text:style-name="T72">&gt;</text:span>.<text:span text:style-name="T73">&lt;</text:span>ENUM_VALUE<text:span text:style-name="T73">&gt;</text:span><text:span text:style-name="T74">，例如Gemini</text:span><text:span text:style-name="T75">.BALL_COLOR_RED。</text:span></text:p>
      <text:p text:style-name="P9">成员函数——</text:p>
      <text:p text:style-name="P20">（1）修改头文件Gemini.h</text:p>
      <text:p text:style-name="P57"><text:span text:style-name="T18">#ifndef</text:span><text:span text:style-name="T25"> </text:span>GEMINI_H</text:p>
      <text:p text:style-name="P11"><text:span text:style-name="T18">#define</text:span><text:span text:style-name="T25"> </text:span><text:span text:style-name="T18">GEMINI_H</text:span></text:p>
      <text:p text:style-name="P11"><text:soft-page-break/><text:span text:style-name="T34">//</text:span><text:span text:style-name="T25"> </text:span><text:span text:style-name="T34">Gemini.h</text:span></text:p>
      <text:p text:style-name="P13"><text:span text:style-name="T18">#include</text:span><text:span text:style-name="T25"> </text:span><text:span text:style-name="T34">&lt;QObject&gt;</text:span></text:p>
      <text:p text:style-name="P11"><text:span text:style-name="T18">#include</text:span><text:span text:style-name="T25"> </text:span><text:span text:style-name="T34">&lt;QDebug&gt;</text:span></text:p>
      <text:p text:style-name="P13"><text:span text:style-name="T39">class</text:span><text:span text:style-name="T25"> </text:span><text:span text:style-name="T43">Gemini</text:span><text:span text:style-name="T25"> </text:span><text:span text:style-name="T45">:</text:span><text:span text:style-name="T25"> </text:span><text:span text:style-name="T39">public</text:span><text:span text:style-name="T25"> </text:span><text:span text:style-name="T43">QObject</text:span></text:p>
      <text:p text:style-name="P14">{</text:p>
      <text:p text:style-name="P13"><text:span text:style-name="T25"><text:s text:c="4"/></text:span><text:span text:style-name="T18">Q_OBJECT</text:span></text:p>
      <text:p text:style-name="P11"><text:span text:style-name="T25"><text:s text:c="4"/></text:span><text:span text:style-name="T43">Q_ENUMS</text:span><text:span text:style-name="T45">(</text:span><text:span text:style-name="T43">BALL_COLOR</text:span><text:span text:style-name="T45">)</text:span></text:p>
      <text:p text:style-name="P13"><text:span text:style-name="T39">public</text:span><text:span text:style-name="T45">:</text:span></text:p>
      <text:p text:style-name="P13"><text:span text:style-name="T25"><text:s text:c="4"/></text:span><text:span text:style-name="T43">Gemini</text:span><text:span text:style-name="T45">()</text:span><text:span text:style-name="T25"> </text:span><text:span text:style-name="T45">:</text:span><text:span text:style-name="T25"> </text:span><text:span text:style-name="T59">m_ballColor</text:span><text:span text:style-name="T45">(</text:span><text:span text:style-name="T43">BALL_COLOR_YELLOW</text:span><text:span text:style-name="T45">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Gemini()</text:span><text:span text:style-name="T25"> </text:span><text:span text:style-name="T34">called"</text:span><text:span text:style-name="T45">;</text:span></text:p>
      <text:p text:style-name="P11"><text:span text:style-name="T25"><text:s text:c="4"/></text:span><text:span text:style-name="T45">}</text:span></text:p>
      <text:p text:style-name="P13"><text:span text:style-name="T25"><text:s text:c="4"/></text:span><text:span text:style-name="T39">enum</text:span><text:span text:style-name="T25"> </text:span><text:span text:style-name="T43">BALL_COLOR</text:span><text:span text:style-name="T25"> </text:span><text:span text:style-name="T45">{</text:span></text:p>
      <text:p text:style-name="P13"><text:span text:style-name="T25"><text:s text:c="8"/></text:span><text:span text:style-name="T43">BALL_COLOR_YELLOW</text:span><text:span text:style-name="T45">,</text:span></text:p>
      <text:p text:style-name="P13"><text:span text:style-name="T25"><text:s text:c="8"/></text:span><text:span text:style-name="T43">BALL_COLOR_RED</text:span><text:span text:style-name="T45">,</text:span></text:p>
      <text:p text:style-name="P13"><text:span text:style-name="T25"><text:s text:c="8"/></text:span><text:span text:style-name="T43">BALL_COLOR_BLUE</text:span><text:span text:style-name="T45">,</text:span></text:p>
      <text:p text:style-name="P13"><text:span text:style-name="T25"><text:s text:c="8"/></text:span><text:span text:style-name="T43">BALL_COLOR_ALL</text:span></text:p>
      <text:p text:style-name="P11"><text:span text:style-name="T25"><text:s text:c="4"/></text:span><text:span text:style-name="T45">};</text:span></text:p>
      <text:p text:style-name="P13"><text:span text:style-name="T25"><text:s text:c="4"/></text:span><text:span text:style-name="T43">Q_INVOKABLE</text:span><text:span text:style-name="T25"> </text:span><text:span text:style-name="T39">void</text:span><text:span text:style-name="T25"> </text:span><text:span text:style-name="T45">stop(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stop()</text:span><text:span text:style-name="T25"> </text:span><text:span text:style-name="T34">called"</text:span><text:span text:style-name="T45">;</text:span></text:p>
      <text:p text:style-name="P11"><text:span text:style-name="T25"><text:s text:c="4"/></text:span><text:span text:style-name="T45">}</text:span></text:p>
      <text:p text:style-name="P13"><text:span text:style-name="T39">signals</text:span><text:span text:style-name="T45">:</text:span></text:p>
      <text:p text:style-name="P11"><text:span text:style-name="T25"><text:s text:c="4"/></text:span><text:span text:style-name="T39">void</text:span><text:span text:style-name="T25"> </text:span><text:span text:style-name="T45">begin();</text:span></text:p>
      <text:p text:style-name="P13"><text:span text:style-name="T39">public</text:span><text:span text:style-name="T25"> </text:span><text:span text:style-name="T39">slots</text:span><text:span text:style-name="T45">:</text:span></text:p>
      <text:p text:style-name="P13"><text:span text:style-name="T25"><text:s text:c="4"/></text:span><text:span text:style-name="T39">void</text:span><text:span text:style-name="T25"> </text:span><text:span text:style-name="T45">doSomething(</text:span><text:span text:style-name="T43">BALL_COLOR</text:span><text:span text:style-name="T25"> </text:span><text:span text:style-name="T45">ballColor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doSomething()</text:span><text:span text:style-name="T25"> </text:span><text:span text:style-name="T34">called</text:span><text:span text:style-name="T25"> </text:span><text:span text:style-name="T34">with"</text:span><text:span text:style-name="T25"> </text:span><text:span text:style-name="T45">&lt;&lt;</text:span><text:span text:style-name="T25"> </text:span><text:span text:style-name="T45">ballColor;</text:span></text:p>
      <text:p text:style-name="P13"><text:span text:style-name="T25"><text:s text:c="8"/></text:span><text:span text:style-name="T39">if</text:span><text:span text:style-name="T45">(ballColor</text:span><text:span text:style-name="T25"> </text:span><text:span text:style-name="T45">!=</text:span><text:span text:style-name="T25"> </text:span><text:span text:style-name="T59">m_ballColor</text:span><text:span text:style-name="T45">)</text:span><text:span text:style-name="T25"> </text:span><text:span text:style-name="T45">{</text:span></text:p>
      <text:p text:style-name="P13"><text:span text:style-name="T25"><text:s text:c="12"/></text:span><text:span text:style-name="T59">m_ballColor</text:span><text:span text:style-name="T25"> </text:span><text:span text:style-name="T45">=</text:span><text:span text:style-name="T25"> </text:span><text:span text:style-name="T45">ballColor;</text:span></text:p>
      <text:p text:style-name="P13"><text:span text:style-name="T25"><text:s text:c="12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ball</text:span><text:span text:style-name="T25"> </text:span><text:span text:style-name="T34">color</text:span><text:span text:style-name="T25"> </text:span><text:span text:style-name="T34">changed"</text:span><text:span text:style-name="T45">;</text:span></text:p>
      <text:p text:style-name="P13"><text:span text:style-name="T25"><text:s text:c="8"/></text:span><text:span text:style-name="T45">}</text:span></text:p>
      <text:p text:style-name="P11"><text:span text:style-name="T25"><text:s text:c="4"/></text:span><text:span text:style-name="T45">}</text:span></text:p>
      <text:p text:style-name="P13"><text:span text:style-name="T39">private</text:span><text:span text:style-name="T45">:</text:span></text:p>
      <text:p text:style-name="P13"><text:span text:style-name="T25"><text:s text:c="4"/></text:span><text:span text:style-name="T43">BALL_COLOR</text:span><text:span text:style-name="T25"> </text:span><text:span text:style-name="T59">m_ballColor</text:span><text:span text:style-name="T45">;</text:span></text:p>
      <text:p text:style-name="P12">};</text:p>
      <text:p text:style-name="P13"><text:span text:style-name="T18">#endif</text:span><text:span text:style-name="T25"> </text:span><text:span text:style-name="T34">//</text:span><text:span text:style-name="T25"> </text:span><text:span text:style-name="T34">GEMINI_H</text:span></text:p>
      <text:p text:style-name="P20">Gemini类中添加了成员函数stop<text:span text:style-name="T80">()</text:span><text:span text:style-name="T81">，在QML中访问的前提是public或protected成员函数</text:span><text:span text:style-name="T82">，且使用Q_INVOKABLE宏</text:span><text:span text:style-name="T87">，位置在函数返回类型的前面。</text:span></text:p>
      <text:p text:style-name="P41"><text:soft-page-break/>（<text:span text:style-name="T83">2</text:span>）修改main.qml</text:p>
      <text:p text:style-name="P64"><text:span text:style-name="T34">//</text:span><text:span text:style-name="T25"> </text:span><text:span text:style-name="T34">main.qml</text:span></text:p>
      <text:p text:style-name="P13"><text:span text:style-name="T39">import</text:span><text:span text:style-name="T25"> </text:span>QtQuick<text:span text:style-name="T25"> </text:span>2.2</text:p>
      <text:p text:style-name="P13"><text:span text:style-name="T39">import</text:span><text:span text:style-name="T25"> </text:span>QtQuick.Window<text:span text:style-name="T25"> </text:span>2.1</text:p>
      <text:p text:style-name="P11"><text:span text:style-name="T39">import</text:span><text:span text:style-name="T25"> </text:span>Union.Lotto.Gemini<text:span text:style-name="T25"> </text:span>1.0</text:p>
      <text:p text:style-name="P13"><text:span text:style-name="T43">Window</text:span><text:span text:style-name="T25"> </text:span>{</text:p>
      <text:p text:style-name="P13"><text:span text:style-name="T25"><text:s text:c="4"/></text:span><text:span text:style-name="T59">visible</text:span>:<text:span text:style-name="T25"> </text:span>true</text:p>
      <text:p text:style-name="P13"><text:span text:style-name="T25"><text:s text:c="4"/></text:span><text:span text:style-name="T59">width</text:span>:<text:span text:style-name="T25"> </text:span>360;<text:span text:style-name="T25"> </text:span><text:span text:style-name="T59">height</text:span>:<text:span text:style-name="T25"> </text:span>360</text:p>
      <text:p text:style-name="P13"><text:span text:style-name="T25"><text:s text:c="4"/></text:span><text:span text:style-name="T59">title</text:span>:<text:span text:style-name="T25"> </text:span><text:span text:style-name="T34">"Union</text:span><text:span text:style-name="T25"> </text:span><text:span text:style-name="T34">Lotto</text:span><text:span text:style-name="T25"> </text:span><text:span text:style-name="T34">Game"</text:span></text:p>
      <text:p text:style-name="P11"><text:span text:style-name="T25"><text:s text:c="4"/></text:span><text:span text:style-name="T59">color</text:span>:<text:span text:style-name="T25"> </text:span><text:span text:style-name="T34">"white"</text:span></text:p>
      <text:p text:style-name="P13"><text:span text:style-name="T25"><text:s text:c="4"/></text:span><text:span text:style-name="T43">MouseArea</text:span><text:span text:style-name="T25"> </text:span>{</text:p>
      <text:p text:style-name="P13"><text:span text:style-name="T25"><text:s text:c="8"/></text:span><text:span text:style-name="T59">anchors.fill</text:span>:<text:span text:style-name="T25"> </text:span><text:span text:style-name="T46">parent</text:span></text:p>
      <text:p text:style-name="P13"><text:span text:style-name="T25"><text:s text:c="8"/></text:span><text:span text:style-name="T59">onClicked</text:span>:<text:span text:style-name="T25"> </text:span>{</text:p>
      <text:p text:style-name="P13"><text:span text:style-name="T25"><text:s text:c="12"/></text:span><text:span text:style-name="T46">gemini</text:span>.begin()</text:p>
      <text:p text:style-name="P13"><text:span text:style-name="T25"><text:s text:c="12"/></text:span><text:span text:style-name="T46">gemini</text:span>.stop()</text:p>
      <text:p text:style-name="P13"><text:span text:style-name="T25"><text:s text:c="8"/></text:span>}</text:p>
      <text:p text:style-name="P11"><text:span text:style-name="T25"><text:s text:c="4"/></text:span>}</text:p>
      <text:p text:style-name="P13"><text:span text:style-name="T25"><text:s text:c="4"/></text:span><text:span text:style-name="T43">Gemini</text:span><text:span text:style-name="T25"> </text:span>{</text:p>
      <text:p text:style-name="P13"><text:span text:style-name="T25"><text:s text:c="8"/></text:span><text:span text:style-name="T59">id</text:span>:<text:span text:style-name="T25"> </text:span><text:span text:style-name="T46">gemini</text:span></text:p>
      <text:p text:style-name="P13"><text:span text:style-name="T25"><text:s text:c="8"/></text:span><text:span text:style-name="T59">onBegin</text:span>:<text:span text:style-name="T25"> </text:span><text:span text:style-name="T46">doSomething</text:span>(<text:span text:style-name="T43">Gemini</text:span>.BALL_COLOR_RED)</text:p>
      <text:p text:style-name="P13"><text:span text:style-name="T25"><text:s text:c="4"/></text:span>}</text:p>
      <text:p text:style-name="P13">}</text:p>
      <text:p text:style-name="P2">在QML中访问C++的成员函数的形式是<text:span text:style-name="T85">&lt;id&gt;.&lt;method&gt;，例如gemini</text:span><text:span text:style-name="T86">.stop()。支持函数重载</text:span><text:span text:style-name="T88">，这个与信号不同。</text:span></text:p>
      <text:p text:style-name="P9">C++类的属性——</text:p>
      <text:p text:style-name="P21"><text:span text:style-name="T89">（1）修改头文件Gemini.h</text:span></text:p>
      <text:p text:style-name="P58"><text:span text:style-name="T20">#ifndef</text:span><text:span text:style-name="T27"> </text:span><text:span text:style-name="T89">GEMINI_H</text:span></text:p>
      <text:p text:style-name="P11"><text:span text:style-name="T18">#define</text:span><text:span text:style-name="T25"> </text:span><text:span text:style-name="T18">GEMINI_H</text:span></text:p>
      <text:p text:style-name="P11"><text:span text:style-name="T34">//</text:span><text:span text:style-name="T25"> </text:span><text:span text:style-name="T34">Gemini.h</text:span></text:p>
      <text:p text:style-name="P13"><text:span text:style-name="T18">#include</text:span><text:span text:style-name="T25"> </text:span><text:span text:style-name="T34">&lt;QObject&gt;</text:span></text:p>
      <text:p text:style-name="P11"><text:span text:style-name="T18">#include</text:span><text:span text:style-name="T25"> </text:span><text:span text:style-name="T34">&lt;QDebug&gt;</text:span></text:p>
      <text:p text:style-name="P13"><text:span text:style-name="T39">class</text:span><text:span text:style-name="T25"> </text:span><text:span text:style-name="T43">Gemini</text:span><text:span text:style-name="T25"> </text:span><text:span text:style-name="T45">:</text:span><text:span text:style-name="T25"> </text:span><text:span text:style-name="T39">public</text:span><text:span text:style-name="T25"> </text:span><text:span text:style-name="T43">QObject</text:span></text:p>
      <text:p text:style-name="P14">{</text:p>
      <text:p text:style-name="P13"><text:span text:style-name="T25"><text:s text:c="4"/></text:span><text:span text:style-name="T18">Q_OBJECT</text:span></text:p>
      <text:p text:style-name="P13"><text:span text:style-name="T25"><text:s text:c="4"/></text:span><text:span text:style-name="T43">Q_ENUMS</text:span><text:span text:style-name="T45">(</text:span><text:span text:style-name="T43">BALL_COLOR</text:span><text:span text:style-name="T45">)</text:span></text:p>
      <text:p text:style-name="P11"><text:span text:style-name="T25"><text:s text:c="4"/></text:span><text:span text:style-name="T43">Q_PROPERTY</text:span><text:span text:style-name="T45">(</text:span><text:span text:style-name="T39">unsigned</text:span><text:span text:style-name="T25"> </text:span><text:span text:style-name="T39">int</text:span><text:span text:style-name="T25"> </text:span>ballNumber<text:span text:style-name="T25"> </text:span>READ<text:span text:style-name="T25"> </text:span>ballNumber<text:span text:style-name="T25"> </text:span>WRITE<text:span text:style-name="T25"> </text:span>setBallNumber<text:span text:style-name="T25"> </text:span>NOTIFY<text:span text:style-name="T25"> <text:tab/><text:tab/><text:tab/><text:tab/></text:span>ballNumberChanged<text:span text:style-name="T45">)</text:span></text:p>
      <text:p text:style-name="P13"><text:soft-page-break/><text:span text:style-name="T39">public</text:span><text:span text:style-name="T45">:</text:span></text:p>
      <text:p text:style-name="P13"><text:span text:style-name="T25"><text:s text:c="4"/></text:span><text:span text:style-name="T43">Gemini</text:span><text:span text:style-name="T45">()</text:span><text:span text:style-name="T25"> </text:span><text:span text:style-name="T45">:</text:span><text:span text:style-name="T25"> </text:span><text:span text:style-name="T59">m_ballColor</text:span><text:span text:style-name="T45">(</text:span><text:span text:style-name="T43">BALL_COLOR_YELLOW</text:span><text:span text:style-name="T45">),</text:span><text:span text:style-name="T25"> </text:span><text:span text:style-name="T59">m_ballNumber</text:span><text:span text:style-name="T45">(</text:span><text:span text:style-name="T18">0</text:span><text:span text:style-name="T45">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Gemini()</text:span><text:span text:style-name="T25"> </text:span><text:span text:style-name="T34">called"</text:span><text:span text:style-name="T45">;</text:span></text:p>
      <text:p text:style-name="P11"><text:span text:style-name="T25"><text:s text:c="4"/></text:span><text:span text:style-name="T45">}</text:span></text:p>
      <text:p text:style-name="P13"><text:span text:style-name="T25"><text:s text:c="4"/></text:span><text:span text:style-name="T39">enum</text:span><text:span text:style-name="T25"> </text:span><text:span text:style-name="T43">BALL_COLOR</text:span><text:span text:style-name="T25"> </text:span><text:span text:style-name="T45">{</text:span></text:p>
      <text:p text:style-name="P13"><text:span text:style-name="T25"><text:s text:c="8"/></text:span><text:span text:style-name="T43">BALL_COLOR_YELLOW</text:span><text:span text:style-name="T45">,</text:span></text:p>
      <text:p text:style-name="P13"><text:span text:style-name="T25"><text:s text:c="8"/></text:span><text:span text:style-name="T43">BALL_COLOR_RED</text:span><text:span text:style-name="T45">,</text:span></text:p>
      <text:p text:style-name="P13"><text:span text:style-name="T25"><text:s text:c="8"/></text:span><text:span text:style-name="T43">BALL_COLOR_BLUE</text:span><text:span text:style-name="T45">,</text:span></text:p>
      <text:p text:style-name="P13"><text:span text:style-name="T25"><text:s text:c="8"/></text:span><text:span text:style-name="T43">BALL_COLOR_ALL</text:span></text:p>
      <text:p text:style-name="P11"><text:span text:style-name="T25"><text:s text:c="4"/></text:span><text:span text:style-name="T45">};</text:span></text:p>
      <text:p text:style-name="P13"><text:span text:style-name="T25"><text:s text:c="4"/></text:span><text:span text:style-name="T39">unsigned</text:span><text:span text:style-name="T25"> </text:span><text:span text:style-name="T39">int</text:span><text:span text:style-name="T25"> </text:span><text:span text:style-name="T45">ballNumber()</text:span><text:span text:style-name="T25"> </text:span><text:span text:style-name="T39">const</text:span><text:span text:style-name="T25"> </text:span><text:span text:style-name="T45">{</text:span></text:p>
      <text:p text:style-name="P13"><text:span text:style-name="T25"><text:s text:c="8"/></text:span><text:span text:style-name="T39">return</text:span><text:span text:style-name="T25"> </text:span><text:span text:style-name="T59">m_ballNumber</text:span><text:span text:style-name="T45">;</text:span></text:p>
      <text:p text:style-name="P13"><text:span text:style-name="T25"><text:s text:c="4"/></text:span><text:span text:style-name="T45">}</text:span></text:p>
      <text:p text:style-name="P13"><text:span text:style-name="T25"><text:s text:c="4"/></text:span><text:span text:style-name="T39">void</text:span><text:span text:style-name="T25"> </text:span><text:span text:style-name="T45">setBallNumber(</text:span><text:span text:style-name="T39">const</text:span><text:span text:style-name="T25"> </text:span><text:span text:style-name="T39">unsigned</text:span><text:span text:style-name="T25"> </text:span><text:span text:style-name="T39">int</text:span><text:span text:style-name="T25"> </text:span><text:span text:style-name="T45">&amp;ballNumber)</text:span><text:span text:style-name="T25"> </text:span><text:span text:style-name="T45">{</text:span></text:p>
      <text:p text:style-name="P13"><text:span text:style-name="T25"><text:s text:c="8"/></text:span><text:span text:style-name="T39">if</text:span><text:span text:style-name="T45">(ballNumber</text:span><text:span text:style-name="T25"> </text:span><text:span text:style-name="T45">!=</text:span><text:span text:style-name="T25"> </text:span><text:span text:style-name="T59">m_ballNumber</text:span><text:span text:style-name="T45">)</text:span><text:span text:style-name="T25"> </text:span><text:span text:style-name="T45">{</text:span></text:p>
      <text:p text:style-name="P13"><text:span text:style-name="T25"><text:s text:c="12"/></text:span><text:span text:style-name="T59">m_ballNumber</text:span><text:span text:style-name="T25"> </text:span><text:span text:style-name="T45">=</text:span><text:span text:style-name="T25"> </text:span><text:span text:style-name="T45">ballNumber;</text:span></text:p>
      <text:p text:style-name="P13"><text:span text:style-name="T25"><text:s text:c="12"/></text:span><text:span text:style-name="T39">emit</text:span><text:span text:style-name="T25"> </text:span><text:span text:style-name="T45">ballNumberChanged();</text:span></text:p>
      <text:p text:style-name="P13"><text:span text:style-name="T25"><text:s text:c="8"/></text:span><text:span text:style-name="T45">}</text:span></text:p>
      <text:p text:style-name="P11"><text:span text:style-name="T25"><text:s text:c="4"/></text:span><text:span text:style-name="T45">}</text:span></text:p>
      <text:p text:style-name="P13"><text:span text:style-name="T25"><text:s text:c="4"/></text:span><text:span text:style-name="T43">Q_INVOKABLE</text:span><text:span text:style-name="T25"> </text:span><text:span text:style-name="T39">void</text:span><text:span text:style-name="T25"> </text:span><text:span text:style-name="T45">stop(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stop()</text:span><text:span text:style-name="T25"> </text:span><text:span text:style-name="T34">called"</text:span><text:span text:style-name="T45">;</text:span></text:p>
      <text:p text:style-name="P11"><text:span text:style-name="T25"><text:s text:c="4"/></text:span><text:span text:style-name="T45">}</text:span></text:p>
      <text:p text:style-name="P13"><text:span text:style-name="T39">signals</text:span><text:span text:style-name="T45">:</text:span></text:p>
      <text:p text:style-name="P13"><text:span text:style-name="T25"><text:s text:c="4"/></text:span><text:span text:style-name="T39">void</text:span><text:span text:style-name="T25"> </text:span><text:span text:style-name="T45">begin();</text:span></text:p>
      <text:p text:style-name="P11"><text:span text:style-name="T25"><text:s text:c="4"/></text:span><text:span text:style-name="T39">void</text:span><text:span text:style-name="T25"> </text:span><text:span text:style-name="T45">ballNumberChanged();</text:span></text:p>
      <text:p text:style-name="P13"><text:span text:style-name="T39">public</text:span><text:span text:style-name="T25"> </text:span><text:span text:style-name="T39">slots</text:span><text:span text:style-name="T45">:</text:span></text:p>
      <text:p text:style-name="P13"><text:span text:style-name="T25"><text:s text:c="4"/></text:span><text:span text:style-name="T39">void</text:span><text:span text:style-name="T25"> </text:span><text:span text:style-name="T45">doSomething(</text:span><text:span text:style-name="T43">BALL_COLOR</text:span><text:span text:style-name="T25"> </text:span><text:span text:style-name="T45">ballColor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doSomething()</text:span><text:span text:style-name="T25"> </text:span><text:span text:style-name="T34">called</text:span><text:span text:style-name="T25"> </text:span><text:span text:style-name="T34">with"</text:span><text:span text:style-name="T25"> </text:span><text:span text:style-name="T45">&lt;&lt;</text:span><text:span text:style-name="T25"> </text:span><text:span text:style-name="T45">ballColor;</text:span></text:p>
      <text:p text:style-name="P13"><text:span text:style-name="T25"><text:s text:c="8"/></text:span><text:span text:style-name="T39">if</text:span><text:span text:style-name="T45">(ballColor</text:span><text:span text:style-name="T25"> </text:span><text:span text:style-name="T45">!=</text:span><text:span text:style-name="T25"> </text:span><text:span text:style-name="T59">m_ballColor</text:span><text:span text:style-name="T45">)</text:span><text:span text:style-name="T25"> </text:span><text:span text:style-name="T45">{</text:span></text:p>
      <text:p text:style-name="P13"><text:span text:style-name="T25"><text:s text:c="12"/></text:span><text:span text:style-name="T59">m_ballColor</text:span><text:span text:style-name="T25"> </text:span><text:span text:style-name="T45">=</text:span><text:span text:style-name="T25"> </text:span><text:span text:style-name="T45">ballColor;</text:span></text:p>
      <text:p text:style-name="P13"><text:span text:style-name="T25"><text:s text:c="12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ball</text:span><text:span text:style-name="T25"> </text:span><text:span text:style-name="T34">color</text:span><text:span text:style-name="T25"> </text:span><text:span text:style-name="T34">changed"</text:span><text:span text:style-name="T45">;</text:span></text:p>
      <text:p text:style-name="P13"><text:span text:style-name="T25"><text:s text:c="8"/></text:span><text:span text:style-name="T45">}</text:span></text:p>
      <text:p text:style-name="P11"><text:span text:style-name="T25"><text:s text:c="4"/></text:span><text:span text:style-name="T45">}</text:span></text:p>
      <text:p text:style-name="P13"><text:span text:style-name="T39">private</text:span><text:span text:style-name="T45">:</text:span></text:p>
      <text:p text:style-name="P13"><text:span text:style-name="T25"><text:s text:c="4"/></text:span><text:span text:style-name="T43">BALL_COLOR</text:span><text:span text:style-name="T25"> </text:span><text:span text:style-name="T59">m_ballColor</text:span><text:span text:style-name="T45">;</text:span></text:p>
      <text:p text:style-name="P13"><text:span text:style-name="T25"><text:s text:c="4"/></text:span><text:span text:style-name="T39">unsigned</text:span><text:span text:style-name="T25"> </text:span><text:span text:style-name="T39">int</text:span><text:span text:style-name="T25"> </text:span><text:span text:style-name="T59">m_ballNumber</text:span><text:span text:style-name="T45">;</text:span></text:p>
      <text:p text:style-name="P12">};</text:p>
      <text:p text:style-name="P13"><text:span text:style-name="T18">#endif</text:span><text:span text:style-name="T25"> </text:span><text:span text:style-name="T34">//</text:span><text:span text:style-name="T25"> </text:span><text:span text:style-name="T34">GEMINI_H</text:span></text:p>
      <text:p text:style-name="P22"><text:soft-page-break/>Gemini类中添加了Q_PROPERTY()宏<text:span text:style-name="T99">，</text:span>用来在QObject派生类中声明属性，这个属性如同类的数据成员一样，但它又有一些额外的特性可通过Qt元对象系统来访问。</text:p>
      <text:p text:style-name="P22">下面是Q_PROPERTY()宏的原型： <text:s text:c="7"/></text:p>
      <text:p text:style-name="P43"><text:s text:c="8"/>Q_PROPERTY()(type name</text:p>
      <text:p text:style-name="P43"><text:s text:c="11"/><text:tab/><text:tab/> <text:s text:c="6"/>(READ getFunction [WRITE setFunction] |</text:p>
      <text:p text:style-name="P43"><text:s text:c="34"/>MEMBER memberName [(READ getFunction | WRITE setFunction)])</text:p>
      <text:p text:style-name="P43"><text:s text:c="34"/>[RESET resetFunction]</text:p>
      <text:p text:style-name="P43"><text:s text:c="34"/>[NOTIFY notifySignal]</text:p>
      <text:p text:style-name="P43"><text:s text:c="34"/>[REVISION int]</text:p>
      <text:p text:style-name="P43"><text:s text:c="34"/>[DESIGNABLE bool]</text:p>
      <text:p text:style-name="P43"><text:s text:c="34"/>[SCRIPTABLE bool]</text:p>
      <text:p text:style-name="P43"><text:s text:c="34"/>[STORED bool]</text:p>
      <text:p text:style-name="P43"><text:s text:c="34"/>[USER bool]</text:p>
      <text:p text:style-name="P43"><text:s text:c="34"/>[CONSTANT]</text:p>
      <text:p text:style-name="P43"><text:s text:c="34"/>[FINAL])</text:p>
      <text:p text:style-name="P22">属性的type、name是必需的，其它是可选项，常用的有READ、WRITE、NOTIFY。属性的type可以是QVariant支持的任何类型，也可以是自定义类型，包括自定义类、列表类型、组属性等。另外，属性的READ、WRITE、RESET是可以被继承的，也可以是虚函数，这些特性并不常用。</text:p>
      <text:p text:style-name="P22">READ：读取属性值，如果没有设置MEMBER的话，它是必需的。一般情况下，函数是个const函数，返回值类型必须是属性本身的类型或这个类型的const引用，没有参数。</text:p>
      <text:p text:style-name="P22">WRITE：设置属性值，可选项。函数必须返回void，有且仅有一个参数，参数类型必须是属性本身的类型或这个类型的指针或引用。</text:p>
      <text:p text:style-name="P22">NOTIFY：与属性关联的可选信号。这个信号必须在类中声明过，当属性值改变时，就可触发这个信号，可以没有参数，有参数的话只能是一个类型同属性本身类型的参数，用来记录属性改变后的值。</text:p>
      <text:p text:style-name="P23">Q_PROPERTY()的详细用法可参考如下网址<text:span text:style-name="T100">：</text:span></text:p>
      <text:p text:style-name="P24"><text:a xlink:type="simple" xlink:href="http://doc.qt.io/qt-5/properties.html#qt-s-property-system"><text:span text:style-name="T101">http://doc.qt.io/qt-5/properties.html#qt-s-property-system</text:span></text:a></text:p>
      <text:p text:style-name="P2">（2）修改main.qml</text:p>
      <text:p text:style-name="P15"><text:span text:style-name="T34">//</text:span><text:span text:style-name="T25"> </text:span><text:span text:style-name="T34">main.qml</text:span></text:p>
      <text:p text:style-name="P13"><text:span text:style-name="T39">import</text:span><text:span text:style-name="T25"> </text:span>QtQuick<text:span text:style-name="T25"> </text:span>2.2</text:p>
      <text:p text:style-name="P13"><text:span text:style-name="T39">import</text:span><text:span text:style-name="T25"> </text:span>QtQuick.Window<text:span text:style-name="T25"> </text:span>2.1</text:p>
      <text:p text:style-name="P11"><text:span text:style-name="T39">import</text:span><text:span text:style-name="T25"> </text:span>Union.Lotto.Gemini<text:span text:style-name="T25"> </text:span>1.0</text:p>
      <text:p text:style-name="P13"><text:span text:style-name="T43">Window</text:span><text:span text:style-name="T25"> </text:span>{</text:p>
      <text:p text:style-name="P13"><text:span text:style-name="T25"><text:s text:c="4"/></text:span><text:span text:style-name="T59">visible</text:span>:<text:span text:style-name="T25"> </text:span>true</text:p>
      <text:p text:style-name="P13"><text:span text:style-name="T25"><text:s text:c="4"/></text:span><text:span text:style-name="T59">width</text:span>:<text:span text:style-name="T25"> </text:span>360;<text:span text:style-name="T25"> </text:span><text:span text:style-name="T59">height</text:span>:<text:span text:style-name="T25"> </text:span>360</text:p>
      <text:p text:style-name="P13"><text:span text:style-name="T25"><text:s text:c="4"/></text:span><text:span text:style-name="T59">title</text:span>:<text:span text:style-name="T25"> </text:span><text:span text:style-name="T34">"Union</text:span><text:span text:style-name="T25"> </text:span><text:span text:style-name="T34">Lotto</text:span><text:span text:style-name="T25"> </text:span><text:span text:style-name="T34">Game"</text:span></text:p>
      <text:p text:style-name="P11"><text:span text:style-name="T25"><text:s text:c="4"/></text:span><text:span text:style-name="T59">color</text:span>:<text:span text:style-name="T25"> </text:span><text:span text:style-name="T34">"white"</text:span></text:p>
      <text:p text:style-name="P13"><text:span text:style-name="T25"><text:s text:c="4"/></text:span><text:span text:style-name="T43">MouseArea</text:span><text:span text:style-name="T25"> </text:span>{</text:p>
      <text:p text:style-name="P13"><text:soft-page-break/><text:span text:style-name="T25"><text:s text:c="8"/></text:span><text:span text:style-name="T59">anchors.fill</text:span>:<text:span text:style-name="T25"> </text:span><text:span text:style-name="T46">parent</text:span></text:p>
      <text:p text:style-name="P13"><text:span text:style-name="T25"><text:s text:c="8"/></text:span><text:span text:style-name="T59">onClicked</text:span>:<text:span text:style-name="T25"> </text:span>{</text:p>
      <text:p text:style-name="P13"><text:span text:style-name="T25"><text:s text:c="12"/></text:span><text:span text:style-name="T46">gemini</text:span>.begin()</text:p>
      <text:p text:style-name="P13"><text:span text:style-name="T25"><text:s text:c="12"/></text:span><text:span text:style-name="T46">gemini</text:span>.stop()</text:p>
      <text:p text:style-name="P13"><text:span text:style-name="T25"><text:s text:c="12"/></text:span><text:span text:style-name="T46">gemini</text:span>.ballNumber<text:span text:style-name="T25"> </text:span>=<text:span text:style-name="T25"> </text:span>10</text:p>
      <text:p text:style-name="P13"><text:span text:style-name="T25"><text:s text:c="8"/></text:span>}</text:p>
      <text:p text:style-name="P11"><text:span text:style-name="T25"><text:s text:c="4"/></text:span>}</text:p>
      <text:p text:style-name="P13"><text:span text:style-name="T25"><text:s text:c="4"/></text:span><text:span text:style-name="T43">Gemini</text:span><text:span text:style-name="T25"> </text:span>{</text:p>
      <text:p text:style-name="P13"><text:span text:style-name="T25"><text:s text:c="8"/></text:span><text:span text:style-name="T59">id</text:span>:<text:span text:style-name="T25"> </text:span><text:span text:style-name="T46">gemini</text:span></text:p>
      <text:p text:style-name="P13"><text:span text:style-name="T25"><text:s text:c="8"/></text:span><text:span text:style-name="T59">onBegin</text:span>:<text:span text:style-name="T25"> </text:span><text:span text:style-name="T46">doSomething</text:span>(<text:span text:style-name="T43">Gemini</text:span>.BALL_COLOR_RED)</text:p>
      <text:p text:style-name="P13"><text:span text:style-name="T25"><text:s text:c="8"/></text:span>onBallNumberChanged:<text:span text:style-name="T25"> </text:span><text:span text:style-name="T90">console</text:span>.log(<text:span text:style-name="T34">"new</text:span><text:span text:style-name="T25"> </text:span><text:span text:style-name="T34">ball</text:span><text:span text:style-name="T25"> </text:span><text:span text:style-name="T34">number</text:span><text:span text:style-name="T25"> </text:span><text:span text:style-name="T34">is"</text:span>,<text:span text:style-name="T25"> </text:span>ballNumber)<text:span text:style-name="T25"> </text:span><text:span text:style-name="T34">//</text:span><text:span text:style-name="T25"> </text:span><text:span text:style-name="T34">10</text:span></text:p>
      <text:p text:style-name="P13"><text:span text:style-name="T25"><text:s text:c="8"/></text:span><text:span text:style-name="T59">Component.onCompleted</text:span>:<text:span text:style-name="T25"> </text:span><text:span text:style-name="T90">console</text:span>.log(<text:span text:style-name="T34">"default</text:span><text:span text:style-name="T25"> </text:span><text:span text:style-name="T34">ball</text:span><text:span text:style-name="T25"> </text:span><text:span text:style-name="T34">number</text:span><text:span text:style-name="T25"> </text:span><text:span text:style-name="T34">is"</text:span>,<text:span text:style-name="T25"> </text:span>ballNumber)<text:span text:style-name="T25"> </text:span><text:span text:style-name="T34">//</text:span><text:span text:style-name="T25"> </text:span><text:span text:style-name="T34">0</text:span></text:p>
      <text:p text:style-name="P13"><text:span text:style-name="T25"><text:s text:c="4"/></text:span>}</text:p>
      <text:p text:style-name="P11">}</text:p>
      <text:p text:style-name="P2">Gemini类中的ballNumber属性可以在QML中访问<text:span text:style-name="T94">、修改，访问时调用了ballNumber</text:span><text:span text:style-name="T95">()函数，修改时调用了</text:span><text:span text:style-name="T96">setBallNumber()函数</text:span><text:span text:style-name="T97">，同时还发送了一个信号来自动更新这个属性值</text:span><text:span text:style-name="T98">。</text:span></text:p>
      <text:p text:style-name="P9"><text:span text:style-name="T91">4、注册C++类为</text:span>QML类型</text:p>
      <text:p text:style-name="P2">QObject派生类可以注册到Qt元对象系统，使得该类在QML中同其它内建类型一样，可以作为一个数据类型来使用。QML引擎允许注册可实例化的类型，也可以是不可实例化的类型<text:span text:style-name="T102">，</text:span>常见的注册函数有：</text:p>
      <text:p text:style-name="P42"><text:s text:c="8"/>qmlRegisterInterface()</text:p>
      <text:p text:style-name="P42"><text:s text:c="8"/>qmlRegisterRevision()</text:p>
      <text:p text:style-name="P42"><text:s text:c="8"/>qmlRegisterSingletonType()</text:p>
      <text:p text:style-name="P42"><text:s text:c="8"/>qmlRegisterType()</text:p>
      <text:p text:style-name="P42"><text:s text:c="8"/>qmlRegisterTypeNotAvailable()</text:p>
      <text:p text:style-name="P42"><text:s text:c="8"/>qmlRegisterUncreatableType()</text:p>
      <text:p text:style-name="P2">这些注册函数各有其用，可根据实际需要选择，使用时需要包含&lt;QtQml&gt;。常用的为qmlRegisterType()，它有三个重载函数，这里只介绍其一：</text:p>
      <text:p text:style-name="P42"><text:s text:c="8"/>template&lt;typename T&gt;</text:p>
      <text:p text:style-name="P42"><text:s text:c="8"/>int qmlRegisterType(const char *uri,</text:p>
      <text:p text:style-name="P42"><text:tab/><text:tab/><text:tab/> <text:s text:c="2"/>int versionMajor,</text:p>
      <text:p text:style-name="P42"><text:tab/><text:tab/><text:tab/> <text:s text:c="2"/>int versionMinor, </text:p>
      <text:p text:style-name="P42"><text:tab/><text:tab/> <text:s text:c="16"/>const char *qmlName);</text:p>
      <text:p text:style-name="P2">这个模板函数注册C++类到Qt元对象系统中，uri是需要导入到QML中的库名，versionMajor和versionMinor是其版本数字，qmlName是在QML中可以使用的类型名。例如上面例子<text:span text:style-name="T103">main.cpp中的代码</text:span><text:span text:style-name="T104">：</text:span></text:p>
      <text:p text:style-name="P54"><text:span text:style-name="T28"><text:s text:c="4"/></text:span><text:span text:style-name="T47">qmlRegisterType&lt;</text:span><text:span text:style-name="T44">Gemini</text:span><text:span text:style-name="T47">&gt;(</text:span><text:span text:style-name="T36">"Union.Lotto.Gemini"</text:span><text:span text:style-name="T47">,</text:span><text:span text:style-name="T28"> </text:span><text:span text:style-name="T21">1</text:span><text:span text:style-name="T47">,</text:span><text:span text:style-name="T28"> </text:span><text:span text:style-name="T21">0</text:span><text:span text:style-name="T47">,</text:span><text:span text:style-name="T28"> </text:span><text:span text:style-name="T36">"Gemini"</text:span><text:span text:style-name="T47">);</text:span></text:p>
      <text:p text:style-name="P25">main.cpp中<text:span text:style-name="T105">将Gemini</text:span>类注册为在QML中可以使用的Gemini类型，主版本为1，次版本为0，库的名字是Union.Lotto.Gemini。main.qml 中导入了这个库<text:span text:style-name="T106">，</text:span>使用Gemini构造了一个<text:soft-page-break/>对象，id 为 gemini ，这样就可以借助id来访问C++了。</text:p>
      <text:p text:style-name="P2">注册动作必须在QML上下文创建之前，否则无效。</text:p>
      <text:p text:style-name="P2">另外：QQuickView为Qt Quick UI提供了一个窗口，可以方便地加载QML文件并显示其界面。QApplication派生自QGuiApplication，而QGuiApplication又派生自QCoreApplication，这三个类是常见的管理Qt应用程序的类。QQmlApplicationEngine可以方便地从一个单一的QML文件中加载应用程序，它派生自QQmlEngine，QQmlEngine则提供了加载QML组件的环境，可以与QQmlComponent、QQmlContext等一起使用。</text:p>
      <text:p text:style-name="P9"><text:span text:style-name="T92">5、</text:span> QML上下文属性设置</text:p>
      <text:p text:style-name="P2">在C++应用程序加载QML对象时，我们可以直接嵌入一些C++数据来给QML使用，这里需要用到QQmlContext::setContextProperty()，即设置QML上下问属性，它可以是一个简单的类型，也可以是任何我们自定义的类对象。</text:p>
      <text:p text:style-name="P2"><text:span text:style-name="T107">（1）</text:span>修改main.cpp</text:p>
      <text:p text:style-name="P15"><text:span text:style-name="T18">// main.cpp</text:span></text:p>
      <text:p text:style-name="P15"><text:span text:style-name="T18">#include</text:span><text:span text:style-name="T25"> </text:span><text:span text:style-name="T34">&lt;QGuiApplication&gt;</text:span></text:p>
      <text:p text:style-name="P13"><text:span text:style-name="T18">#include</text:span><text:span text:style-name="T25"> </text:span><text:span text:style-name="T34">&lt;QQuickView&gt;</text:span></text:p>
      <text:p text:style-name="P13"><text:span text:style-name="T18">#include</text:span><text:span text:style-name="T25"> </text:span><text:span text:style-name="T34">&lt;QQmlContext&gt;</text:span></text:p>
      <text:p text:style-name="P11"><text:span text:style-name="T18">#include</text:span><text:span text:style-name="T25"> </text:span><text:span text:style-name="T34">&lt;Gemini.h&gt;</text:span></text:p>
      <text:p text:style-name="P13"><text:span text:style-name="T39">int</text:span><text:span text:style-name="T25"> </text:span><text:span text:style-name="T45">main(</text:span><text:span text:style-name="T39">int</text:span><text:span text:style-name="T25"> </text:span><text:span text:style-name="T45">argc,</text:span><text:span text:style-name="T25"> </text:span><text:span text:style-name="T39">char</text:span><text:span text:style-name="T25"> </text:span><text:span text:style-name="T45">*argv[])</text:span></text:p>
      <text:p text:style-name="P14">{</text:p>
      <text:p text:style-name="P11"><text:span text:style-name="T25"><text:s text:c="4"/></text:span><text:span text:style-name="T43">QGuiApplication</text:span><text:span text:style-name="T25"> </text:span><text:span text:style-name="T45">app(argc,</text:span><text:span text:style-name="T25"> </text:span><text:span text:style-name="T45">argv);</text:span></text:p>
      <text:p text:style-name="P13"><text:span text:style-name="T25"><text:s text:c="4"/></text:span><text:span text:style-name="T43">QQuickView</text:span><text:span text:style-name="T25"> </text:span><text:span text:style-name="T45">view;</text:span></text:p>
      <text:p text:style-name="P13"><text:span text:style-name="T25"><text:s text:c="4"/></text:span><text:span text:style-name="T43">Gemini</text:span><text:span text:style-name="T25"> </text:span><text:span text:style-name="T45">gemini;</text:span></text:p>
      <text:p text:style-name="P13"><text:span text:style-name="T25"><text:s text:c="4"/></text:span><text:span text:style-name="T45">view.rootContext()-&gt;setContextProperty(</text:span><text:span text:style-name="T34">"gemini"</text:span><text:span text:style-name="T45">,</text:span><text:span text:style-name="T25"> </text:span><text:span text:style-name="T45">&amp;gemini);</text:span></text:p>
      <text:p text:style-name="P13"><text:span text:style-name="T25"><text:s text:c="4"/></text:span><text:span text:style-name="T45">view.setSource(</text:span><text:span text:style-name="T43">QUrl</text:span><text:span text:style-name="T45">(</text:span><text:span text:style-name="T18">QStringLiteral</text:span><text:span text:style-name="T45">(</text:span><text:span text:style-name="T34">"qrc:///main.qml"</text:span><text:span text:style-name="T45">)));</text:span></text:p>
      <text:p text:style-name="P11"><text:span text:style-name="T25"><text:s text:c="4"/></text:span><text:span text:style-name="T45">view.show();</text:span></text:p>
      <text:p text:style-name="P13"><text:span text:style-name="T25"><text:s text:c="4"/></text:span><text:span text:style-name="T39">return</text:span><text:span text:style-name="T25"> </text:span><text:span text:style-name="T45">app.exec();</text:span></text:p>
      <text:p text:style-name="P13"><text:span text:style-name="T45">}</text:span></text:p>
      <text:p text:style-name="P2">彻底修改一下main.cpp吧<text:span text:style-name="T108">，这里使用了QQuickView</text:span><text:span text:style-name="T109">，注意头文件的变化</text:span><text:span text:style-name="T112">，</text:span><text:span text:style-name="T109">Gemini类先实例化为gemini对象</text:span><text:span text:style-name="T110">，然后注册为QML上下文属性</text:span><text:span text:style-name="T111">。</text:span></text:p>
      <text:p text:style-name="P26"><text:span text:style-name="T113">（2）修改main.qml</text:span></text:p>
      <text:p text:style-name="P59"><text:span text:style-name="T40">// main.qml</text:span></text:p>
      <text:p text:style-name="P59"><text:span text:style-name="T40">import</text:span><text:span text:style-name="T29"> </text:span><text:span text:style-name="T113">QtQuick</text:span><text:span text:style-name="T29"> </text:span><text:span text:style-name="T113">2.2</text:span></text:p>
      <text:p text:style-name="P13"><text:span text:style-name="T43">Item</text:span><text:span text:style-name="T25"> </text:span>{</text:p>
      <text:p text:style-name="P11"><text:span text:style-name="T25"><text:s text:c="4"/></text:span><text:span text:style-name="T59">width</text:span>:<text:span text:style-name="T25"> </text:span>360;<text:span text:style-name="T25"> </text:span><text:span text:style-name="T59">height</text:span>:<text:span text:style-name="T25"> </text:span>360</text:p>
      <text:p text:style-name="P13"><text:span text:style-name="T25"><text:s text:c="4"/></text:span><text:span text:style-name="T43">MouseArea</text:span><text:span text:style-name="T25"> </text:span>{</text:p>
      <text:p text:style-name="P13"><text:span text:style-name="T25"><text:s text:c="8"/></text:span><text:span text:style-name="T59">anchors.fill</text:span>:<text:span text:style-name="T25"> </text:span><text:span text:style-name="T46">parent</text:span></text:p>
      <text:p text:style-name="P13"><text:span text:style-name="T25"><text:s text:c="8"/></text:span><text:span text:style-name="T59">onClicked</text:span>:<text:span text:style-name="T25"> </text:span>{</text:p>
      <text:p text:style-name="P13"><text:span text:style-name="T25"><text:s text:c="12"/></text:span><text:span text:style-name="T22">gemini</text:span>.begin()</text:p>
      <text:p text:style-name="P13"><text:soft-page-break/><text:span text:style-name="T25"><text:s text:c="12"/></text:span><text:span text:style-name="T22">gemini</text:span>.stop()</text:p>
      <text:p text:style-name="P13"><text:span text:style-name="T25"><text:s text:c="8"/></text:span>}</text:p>
      <text:p text:style-name="P11"><text:span text:style-name="T25"><text:s text:c="4"/></text:span>}</text:p>
      <text:p text:style-name="P13"><text:span text:style-name="T25"><text:s text:c="4"/></text:span><text:span text:style-name="T43">Connections</text:span><text:span text:style-name="T25"> </text:span>{</text:p>
      <text:p text:style-name="P13"><text:span text:style-name="T25"><text:s text:c="8"/></text:span><text:span text:style-name="T59">target</text:span>:<text:span text:style-name="T25"> </text:span><text:span text:style-name="T22">gemini</text:span></text:p>
      <text:p text:style-name="P13"><text:span text:style-name="T25"><text:s text:c="8"/></text:span><text:span text:style-name="T59">onBegin</text:span>:<text:span text:style-name="T90">console</text:span>.log(<text:span text:style-name="T34">"aaaa"</text:span>)</text:p>
      <text:p text:style-name="P13"><text:span text:style-name="T25"><text:s text:c="4"/></text:span>}</text:p>
      <text:p text:style-name="P13">}</text:p>
      <text:p text:style-name="P27">既然main.cpp修改了那么多东西<text:span text:style-name="T114">，main.qml也要做相应的修改，在main.qml中不能使用Gemini类型来实例化了</text:span><text:span text:style-name="T115">，也不能调用doSomething</text:span><text:span text:style-name="T116">()槽函数了，因为</text:span><text:span text:style-name="T115">doSomething</text:span><text:span text:style-name="T117">()函数中的枚举类型在QML中是访问不到的，正确的用法是通过QML上下文属性</text:span><text:span text:style-name="T118">“gemini”来访问</text:span><text:span text:style-name="T119">C++，可以访问信号begin</text:span><text:span text:style-name="T120">()和成员函数stop()</text:span><text:span text:style-name="T121">，此时的信号处理器就需要用Connections</text:span><text:span text:style-name="T122">来处理了</text:span><text:span text:style-name="T123">，如上面例子中所示。</text:span></text:p>
      <text:p text:style-name="P9"><text:span text:style-name="T93">6、</text:span>C++访问QML</text:p>
      <text:p text:style-name="P2">同样，在C++中也可以访问QML中的属性、函数和信号。</text:p>
      <text:p text:style-name="P2">在C++中加载QML文件可以用QQmlComponent或QQuickView，然后就可以在C++中访问QML对象了。QQuickView提供了一个显示用户界面的窗口，而QQmlComponent没有。</text:p>
      <text:p text:style-name="P29">Q<text:span text:style-name="T128">Q</text:span>uickView<text:span text:style-name="T128">::rootObject()</text:span><text:span text:style-name="T129">返回了组件实例</text:span><text:span text:style-name="T130">，是一个有用的函数。</text:span>前面的例子中已经使用过QQuickView了<text:span text:style-name="T124">，下面的例子介绍QQmlComponent的用法</text:span><text:span text:style-name="T125">。</text:span></text:p>
      <text:p text:style-name="P38"><text:span text:style-name="T126">使用QQmlComponent——</text:span></text:p>
      <text:p text:style-name="P28"><text:span text:style-name="T126">修改main.cpp</text:span></text:p>
      <text:p text:style-name="P65"><text:span text:style-name="T45">// main.cpp</text:span></text:p>
      <text:p text:style-name="P65"><text:span text:style-name="T18">#include</text:span><text:span text:style-name="T25"> </text:span><text:span text:style-name="T34">&lt;QGuiApplication&gt;</text:span></text:p>
      <text:p text:style-name="P13"><text:span text:style-name="T18">#include</text:span><text:span text:style-name="T25"> </text:span><text:span text:style-name="T34">&lt;QtQml&gt;</text:span></text:p>
      <text:p text:style-name="P11"><text:span text:style-name="T18">#include</text:span><text:span text:style-name="T25"> </text:span><text:span text:style-name="T34">&lt;Gemini.h&gt;</text:span></text:p>
      <text:p text:style-name="P13"><text:span text:style-name="T39">int</text:span><text:span text:style-name="T25"> </text:span><text:span text:style-name="T45">main(</text:span><text:span text:style-name="T39">int</text:span><text:span text:style-name="T25"> </text:span><text:span text:style-name="T45">argc,</text:span><text:span text:style-name="T25"> </text:span><text:span text:style-name="T39">char</text:span><text:span text:style-name="T25"> </text:span><text:span text:style-name="T45">*argv[])</text:span></text:p>
      <text:p text:style-name="P14">{</text:p>
      <text:p text:style-name="P11"><text:span text:style-name="T25"><text:s text:c="4"/></text:span><text:span text:style-name="T43">QGuiApplication</text:span><text:span text:style-name="T25"> </text:span><text:span text:style-name="T45">app(argc,</text:span><text:span text:style-name="T25"> </text:span><text:span text:style-name="T45">argv);</text:span></text:p>
      <text:p text:style-name="P11"><text:span text:style-name="T25"><text:s text:c="4"/></text:span><text:span text:style-name="T45">qmlRegisterType&lt;</text:span><text:span text:style-name="T43">Gemini</text:span><text:span text:style-name="T45">&gt;(</text:span><text:span text:style-name="T34">"Union.Lotto.Gemini"</text:span><text:span text:style-name="T45">,</text:span><text:span text:style-name="T25"> </text:span><text:span text:style-name="T18">1</text:span><text:span text:style-name="T45">,</text:span><text:span text:style-name="T25"> </text:span><text:span text:style-name="T18">0</text:span><text:span text:style-name="T45">,</text:span><text:span text:style-name="T25"> </text:span><text:span text:style-name="T34">"Gemini"</text:span><text:span text:style-name="T45">);</text:span></text:p>
      <text:p text:style-name="P13"><text:span text:style-name="T25"><text:s text:c="4"/></text:span><text:span text:style-name="T43">QQmlEngine</text:span><text:span text:style-name="T25"> </text:span><text:span text:style-name="T45">engine;</text:span></text:p>
      <text:p text:style-name="P13"><text:span text:style-name="T25"><text:s text:c="4"/></text:span><text:span text:style-name="T34">//</text:span><text:span text:style-name="T25"> </text:span><text:span text:style-name="T34">set</text:span><text:span text:style-name="T25"> </text:span><text:span text:style-name="T34">qml</text:span><text:span text:style-name="T25"> </text:span><text:span text:style-name="T34">context</text:span><text:span text:style-name="T25"> </text:span><text:span text:style-name="T34">property</text:span></text:p>
      <text:p text:style-name="P13"><text:span text:style-name="T25"><text:s text:c="4"/></text:span><text:span text:style-name="T34">//</text:span><text:span text:style-name="T25"> </text:span><text:span text:style-name="T34">Gemini</text:span><text:span text:style-name="T25"> </text:span><text:span text:style-name="T34">aGemini;</text:span></text:p>
      <text:p text:style-name="P13"><text:span text:style-name="T25"><text:s text:c="4"/></text:span><text:span text:style-name="T34">//</text:span><text:span text:style-name="T25"> </text:span><text:span text:style-name="T34">engine.rootContext()-&gt;setContextProperty("aGemini",</text:span><text:span text:style-name="T25"> </text:span><text:span text:style-name="T34">&amp;aGemini);</text:span></text:p>
      <text:p text:style-name="P13"><text:span text:style-name="T25"><text:s text:c="4"/></text:span><text:span text:style-name="T43">QQmlComponent</text:span><text:span text:style-name="T25"> </text:span><text:span text:style-name="T45">component(&amp;engine,</text:span><text:span text:style-name="T25"> </text:span><text:span text:style-name="T43">QUrl</text:span><text:span text:style-name="T45">(</text:span><text:span text:style-name="T18">QStringLiteral</text:span><text:span text:style-name="T45">(</text:span><text:span text:style-name="T34">"qrc:///main.qml"</text:span><text:span text:style-name="T45">)));</text:span></text:p>
      <text:p text:style-name="P11"><text:span text:style-name="T25"><text:s text:c="4"/></text:span><text:span text:style-name="T45">component.</text:span><text:span text:style-name="T46">create</text:span><text:span text:style-name="T45">();</text:span></text:p>
      <text:p text:style-name="P13"><text:span text:style-name="T25"><text:s text:c="4"/></text:span><text:span text:style-name="T39">return</text:span><text:span text:style-name="T25"> </text:span><text:span text:style-name="T45">app.exec();</text:span></text:p>
      <text:p text:style-name="P11"><text:span text:style-name="T45">}</text:span></text:p>
      <text:p text:style-name="P2"><text:soft-page-break/>例子中注释的部分是设置QML上下文属性的方法<text:span text:style-name="T127">。</text:span></text:p>
      <text:p text:style-name="P9">在C++中访问QML中的属性——</text:p>
      <text:p text:style-name="P2">在C++中加载了QML文件并进行组件实例化后，就可以在C++中访问、修改这个实例的属性值了，可以是QML内建属性，也可以是自定义属性<text:span text:style-name="T131">。</text:span></text:p>
      <text:p text:style-name="P30"><text:span text:style-name="T132">（1）修改main.qml</text:span></text:p>
      <text:p text:style-name="P60"><text:span text:style-name="T41">// main.qml</text:span></text:p>
      <text:p text:style-name="P60"><text:span text:style-name="T41">import</text:span><text:span text:style-name="T30"> </text:span><text:span text:style-name="T132">QtQuick</text:span><text:span text:style-name="T30"> </text:span><text:span text:style-name="T132">2.2</text:span></text:p>
      <text:p text:style-name="P13"><text:span text:style-name="T39">import</text:span><text:span text:style-name="T25"> </text:span>QtQuick.Window<text:span text:style-name="T25"> </text:span>2.1</text:p>
      <text:p text:style-name="P11"><text:span text:style-name="T39">import</text:span><text:span text:style-name="T25"> </text:span>Union.Lotto.Gemini<text:span text:style-name="T25"> </text:span>1.0</text:p>
      <text:p text:style-name="P13"><text:span text:style-name="T43">Window</text:span><text:span text:style-name="T25"> </text:span>{</text:p>
      <text:p text:style-name="P13"><text:span text:style-name="T25"><text:s text:c="4"/></text:span><text:span text:style-name="T59">visible</text:span>:<text:span text:style-name="T25"> </text:span>true</text:p>
      <text:p text:style-name="P13"><text:span text:style-name="T25"><text:s text:c="4"/></text:span><text:span text:style-name="T59">width</text:span>:<text:span text:style-name="T25"> </text:span>360;<text:span text:style-name="T25"> </text:span><text:span text:style-name="T59">height</text:span>:<text:span text:style-name="T25"> </text:span>360</text:p>
      <text:p text:style-name="P13"><text:span text:style-name="T25"><text:s text:c="4"/></text:span><text:span text:style-name="T59">title</text:span>:<text:span text:style-name="T25"> </text:span><text:span text:style-name="T34">"Union</text:span><text:span text:style-name="T25"> </text:span><text:span text:style-name="T34">Lotto</text:span><text:span text:style-name="T25"> </text:span><text:span text:style-name="T34">Game"</text:span></text:p>
      <text:p text:style-name="P11"><text:span text:style-name="T25"><text:s text:c="4"/></text:span><text:span text:style-name="T59">color</text:span>:<text:span text:style-name="T25"> </text:span><text:span text:style-name="T34">"white"</text:span></text:p>
      <text:p text:style-name="P13"><text:span text:style-name="T25"><text:s text:c="4"/></text:span><text:span text:style-name="T43">Rectangle</text:span><text:span text:style-name="T25"> </text:span>{</text:p>
      <text:p text:style-name="P13"><text:span text:style-name="T25"><text:s text:c="8"/></text:span><text:span text:style-name="T59">objectName</text:span>:<text:span text:style-name="T25"> </text:span><text:span text:style-name="T34">"rect"</text:span></text:p>
      <text:p text:style-name="P13"><text:span text:style-name="T25"><text:s text:c="8"/></text:span><text:span text:style-name="T59">anchors.fill</text:span>:<text:span text:style-name="T25"> </text:span><text:span text:style-name="T46">parent</text:span></text:p>
      <text:p text:style-name="P13"><text:span text:style-name="T25"><text:s text:c="8"/></text:span><text:span text:style-name="T59">color</text:span>:<text:span text:style-name="T25"> </text:span><text:span text:style-name="T34">"yellow"</text:span></text:p>
      <text:p text:style-name="P11"><text:span text:style-name="T25"><text:s text:c="4"/></text:span>}</text:p>
      <text:p text:style-name="P13"><text:span text:style-name="T25"><text:s text:c="4"/></text:span><text:span text:style-name="T43">MouseArea</text:span><text:span text:style-name="T25"> </text:span>{</text:p>
      <text:p text:style-name="P13"><text:span text:style-name="T25"><text:s text:c="8"/></text:span><text:span text:style-name="T59">anchors.fill</text:span>:<text:span text:style-name="T25"> </text:span><text:span text:style-name="T46">parent</text:span></text:p>
      <text:p text:style-name="P13"><text:span text:style-name="T25"><text:s text:c="8"/></text:span><text:span text:style-name="T59">onClicked</text:span>:<text:span text:style-name="T25"> </text:span>{</text:p>
      <text:p text:style-name="P13"><text:span text:style-name="T25"><text:s text:c="12"/></text:span><text:span text:style-name="T46">gemini</text:span>.begin()</text:p>
      <text:p text:style-name="P13"><text:span text:style-name="T25"><text:s text:c="12"/></text:span><text:span text:style-name="T46">gemini</text:span>.stop()</text:p>
      <text:p text:style-name="P13"><text:span text:style-name="T25"><text:s text:c="12"/></text:span><text:span text:style-name="T46">gemini</text:span>.ballNumber<text:span text:style-name="T25"> </text:span>=<text:span text:style-name="T25"> </text:span>10</text:p>
      <text:p text:style-name="P13"><text:span text:style-name="T25"><text:s text:c="8"/></text:span>}</text:p>
      <text:p text:style-name="P11"><text:span text:style-name="T25"><text:s text:c="4"/></text:span>}</text:p>
      <text:p text:style-name="P13"><text:span text:style-name="T25"><text:s text:c="4"/></text:span><text:span text:style-name="T43">Gemini</text:span><text:span text:style-name="T25"> </text:span>{</text:p>
      <text:p text:style-name="P13"><text:span text:style-name="T25"><text:s text:c="8"/></text:span><text:span text:style-name="T59">id</text:span>:<text:span text:style-name="T25"> </text:span><text:span text:style-name="T46">gemini</text:span></text:p>
      <text:p text:style-name="P13"><text:span text:style-name="T25"><text:s text:c="8"/></text:span><text:span text:style-name="T59">onBegin</text:span>:<text:span text:style-name="T25"> </text:span><text:span text:style-name="T46">doSomething</text:span>(<text:span text:style-name="T43">Gemini</text:span>.BALL_COLOR_RED)</text:p>
      <text:p text:style-name="P13"><text:span text:style-name="T25"><text:s text:c="8"/></text:span><text:span text:style-name="T59">onBallNumberChanged</text:span>:<text:span text:style-name="T25"> </text:span><text:span text:style-name="T90">console</text:span>.log(<text:span text:style-name="T34">"new</text:span><text:span text:style-name="T25"> </text:span><text:span text:style-name="T34">ball</text:span><text:span text:style-name="T25"> </text:span><text:span text:style-name="T34">number</text:span><text:span text:style-name="T25"> </text:span><text:span text:style-name="T34">is"</text:span>,<text:span text:style-name="T25"> </text:span><text:span text:style-name="T46">ballNumber</text:span>)<text:span text:style-name="T25"> </text:span><text:span text:style-name="T34">//</text:span><text:span text:style-name="T25"> </text:span><text:span text:style-name="T34">10</text:span></text:p>
      <text:p text:style-name="P13"><text:span text:style-name="T25"><text:s text:c="8"/></text:span><text:span text:style-name="T59">Component.onCompleted</text:span>:<text:span text:style-name="T25"> </text:span><text:span text:style-name="T90">console</text:span>.log(<text:span text:style-name="T34">"default</text:span><text:span text:style-name="T25"> </text:span><text:span text:style-name="T34">ball</text:span><text:span text:style-name="T25"> </text:span><text:span text:style-name="T34">number</text:span><text:span text:style-name="T25"> </text:span><text:span text:style-name="T34">is"</text:span>,<text:span text:style-name="T25"> </text:span><text:span text:style-name="T46">ballNumber</text:span>)<text:span text:style-name="T25"> </text:span><text:span text:style-name="T34">//</text:span><text:span text:style-name="T25"> </text:span><text:span text:style-name="T34">0</text:span></text:p>
      <text:p text:style-name="P13"><text:span text:style-name="T25"><text:s text:c="4"/></text:span>}</text:p>
      <text:p text:style-name="P13">}</text:p>
      <text:p text:style-name="P30"><text:span text:style-name="T132">在main.qml中添加了一个Rectangle</text:span><text:span text:style-name="T133">，设置objectName属性值为</text:span><text:span text:style-name="T134">“rect”，这个值是为了在C++中能够找到这个Rectangle</text:span><text:span text:style-name="T135">。</text:span></text:p>
      <text:p text:style-name="P31"><text:span text:style-name="T136">（2）修改main.cpp</text:span></text:p>
      <text:p text:style-name="P15"><text:span text:style-name="T34">// main</text:span><text:span text:style-name="T37">.cpp</text:span></text:p>
      <text:p text:style-name="P15"><text:span text:style-name="T18">#include</text:span><text:span text:style-name="T25"> </text:span><text:span text:style-name="T34">&lt;QGuiApplication&gt;</text:span></text:p>
      <text:p text:style-name="P13"><text:soft-page-break/><text:span text:style-name="T18">#include</text:span><text:span text:style-name="T25"> </text:span><text:span text:style-name="T34">&lt;QtQml&gt;</text:span></text:p>
      <text:p text:style-name="P11"><text:span text:style-name="T18">#include</text:span><text:span text:style-name="T25"> </text:span><text:span text:style-name="T34">&lt;Gemini.h&gt;</text:span></text:p>
      <text:p text:style-name="P13"><text:span text:style-name="T39">int</text:span><text:span text:style-name="T25"> </text:span><text:span text:style-name="T45">main(</text:span><text:span text:style-name="T39">int</text:span><text:span text:style-name="T25"> </text:span><text:span text:style-name="T45">argc,</text:span><text:span text:style-name="T25"> </text:span><text:span text:style-name="T39">char</text:span><text:span text:style-name="T25"> </text:span><text:span text:style-name="T45">*argv[])</text:span></text:p>
      <text:p text:style-name="P14">{</text:p>
      <text:p text:style-name="P11"><text:span text:style-name="T25"><text:s text:c="4"/></text:span><text:span text:style-name="T43">QGuiApplication</text:span><text:span text:style-name="T25"> </text:span><text:span text:style-name="T45">app(argc,</text:span><text:span text:style-name="T25"> </text:span><text:span text:style-name="T45">argv);</text:span></text:p>
      <text:p text:style-name="P11"><text:span text:style-name="T25"><text:s text:c="4"/></text:span><text:span text:style-name="T45">qmlRegisterType&lt;</text:span><text:span text:style-name="T43">Gemini</text:span><text:span text:style-name="T45">&gt;(</text:span><text:span text:style-name="T34">"Union.Lotto.Gemini"</text:span><text:span text:style-name="T45">,</text:span><text:span text:style-name="T25"> </text:span><text:span text:style-name="T18">1</text:span><text:span text:style-name="T45">,</text:span><text:span text:style-name="T25"> </text:span><text:span text:style-name="T18">0</text:span><text:span text:style-name="T45">,</text:span><text:span text:style-name="T25"> </text:span><text:span text:style-name="T34">"Gemini"</text:span><text:span text:style-name="T45">);</text:span></text:p>
      <text:p text:style-name="P13"><text:span text:style-name="T25"><text:s text:c="4"/></text:span><text:span text:style-name="T43">QQmlEngine</text:span><text:span text:style-name="T25"> </text:span><text:span text:style-name="T45">engine;</text:span></text:p>
      <text:p text:style-name="P13"><text:span text:style-name="T25"><text:s text:c="4"/></text:span><text:span text:style-name="T34">//</text:span><text:span text:style-name="T25"> </text:span><text:span text:style-name="T34">set</text:span><text:span text:style-name="T25"> </text:span><text:span text:style-name="T34">qml</text:span><text:span text:style-name="T25"> </text:span><text:span text:style-name="T34">context</text:span><text:span text:style-name="T25"> </text:span><text:span text:style-name="T34">property</text:span></text:p>
      <text:p text:style-name="P13"><text:span text:style-name="T25"><text:s text:c="4"/></text:span><text:span text:style-name="T34">//</text:span><text:span text:style-name="T25"> </text:span><text:span text:style-name="T34">Gemini</text:span><text:span text:style-name="T25"> </text:span><text:span text:style-name="T34">aGemini;</text:span></text:p>
      <text:p text:style-name="P13"><text:span text:style-name="T25"><text:s text:c="4"/></text:span><text:span text:style-name="T34">//</text:span><text:span text:style-name="T25"> </text:span><text:span text:style-name="T34">engine.rootContext()-&gt;setContextProperty("aGemini",</text:span><text:span text:style-name="T25"> </text:span><text:span text:style-name="T34">&amp;aGemini);</text:span></text:p>
      <text:p text:style-name="P13"><text:span text:style-name="T25"><text:s text:c="4"/></text:span><text:span text:style-name="T43">QQmlComponent</text:span><text:span text:style-name="T25"> </text:span><text:span text:style-name="T45">component(&amp;engine,</text:span><text:span text:style-name="T25"> </text:span><text:span text:style-name="T43">QUrl</text:span><text:span text:style-name="T45">(</text:span><text:span text:style-name="T18">QStringLiteral</text:span><text:span text:style-name="T45">(</text:span><text:span text:style-name="T34">"qrc:///main.qml"</text:span><text:span text:style-name="T45">)));</text:span></text:p>
      <text:p text:style-name="P11"><text:span text:style-name="T25"><text:s text:c="4"/></text:span><text:span text:style-name="T43">QObject</text:span><text:span text:style-name="T25"> </text:span><text:span text:style-name="T45">*object</text:span><text:span text:style-name="T25"> </text:span><text:span text:style-name="T45">=</text:span><text:span text:style-name="T25"> </text:span><text:span text:style-name="T45">component.</text:span><text:span text:style-name="T46">create</text:span><text:span text:style-name="T45">();</text:span></text:p>
      <text:p text:style-name="P13"><text:span text:style-name="T25"><text:s text:c="4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width</text:span><text:span text:style-name="T25"> </text:span><text:span text:style-name="T34">value</text:span><text:span text:style-name="T25"> </text:span><text:span text:style-name="T34">is"</text:span><text:span text:style-name="T25"> </text:span><text:span text:style-name="T45">&lt;&lt;</text:span><text:span text:style-name="T25"> </text:span><text:span text:style-name="T45">object-&gt;property(</text:span><text:span text:style-name="T34">"width"</text:span><text:span text:style-name="T45">).toInt();</text:span></text:p>
      <text:p text:style-name="P11"><text:span text:style-name="T25"><text:s text:c="4"/></text:span><text:span text:style-name="T45">object-&gt;setProperty(</text:span><text:span text:style-name="T34">"width"</text:span><text:span text:style-name="T45">,</text:span><text:span text:style-name="T25"> </text:span><text:span text:style-name="T18">500</text:span><text:span text:style-name="T45">);</text:span></text:p>
      <text:p text:style-name="P13"><text:span text:style-name="T25"><text:s text:c="4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height</text:span><text:span text:style-name="T25"> </text:span><text:span text:style-name="T34">value</text:span><text:span text:style-name="T25"> </text:span><text:span text:style-name="T34">is"</text:span><text:span text:style-name="T25"> </text:span><text:span text:style-name="T45">&lt;&lt;</text:span><text:span text:style-name="T25"> </text:span><text:span text:style-name="T43">QQmlProperty</text:span><text:span text:style-name="T45">::read(object,</text:span><text:span text:style-name="T25"> </text:span><text:span text:style-name="T34">"height"</text:span><text:span text:style-name="T45">).toInt();</text:span></text:p>
      <text:p text:style-name="P11"><text:span text:style-name="T25"><text:s text:c="4"/></text:span><text:span text:style-name="T43">QQmlProperty</text:span><text:span text:style-name="T45">::write(object,</text:span><text:span text:style-name="T25"> </text:span><text:span text:style-name="T34">"height"</text:span><text:span text:style-name="T45">,</text:span><text:span text:style-name="T25"> </text:span><text:span text:style-name="T18">500</text:span><text:span text:style-name="T45">);</text:span></text:p>
      <text:p text:style-name="P13"><text:span text:style-name="T25"><text:s text:c="4"/></text:span><text:span text:style-name="T43">QObject</text:span><text:span text:style-name="T25"> </text:span><text:span text:style-name="T45">*rect</text:span><text:span text:style-name="T25"> </text:span><text:span text:style-name="T45">=</text:span><text:span text:style-name="T25"> </text:span><text:span text:style-name="T45">object-&gt;findChild&lt;</text:span><text:span text:style-name="T43">QObject</text:span><text:span text:style-name="T45">*&gt;(</text:span><text:span text:style-name="T34">"rect"</text:span><text:span text:style-name="T45">);</text:span></text:p>
      <text:p text:style-name="P13"><text:span text:style-name="T25"><text:s text:c="4"/></text:span><text:span text:style-name="T39">if</text:span><text:span text:style-name="T45">(rect)</text:span><text:span text:style-name="T25"> </text:span><text:span text:style-name="T45">{</text:span></text:p>
      <text:p text:style-name="P13"><text:span text:style-name="T25"><text:s text:c="8"/></text:span><text:span text:style-name="T45">rect-&gt;setProperty(</text:span><text:span text:style-name="T34">"color"</text:span><text:span text:style-name="T45">,</text:span><text:span text:style-name="T25"> </text:span><text:span text:style-name="T34">"black"</text:span><text:span text:style-name="T45">);</text:span></text:p>
      <text:p text:style-name="P11"><text:span text:style-name="T25"><text:s text:c="4"/></text:span><text:span text:style-name="T45">}</text:span></text:p>
      <text:p text:style-name="P13"><text:span text:style-name="T25"><text:s text:c="4"/></text:span><text:span text:style-name="T39">return</text:span><text:span text:style-name="T25"> </text:span><text:span text:style-name="T45">app.exec();</text:span></text:p>
      <text:p text:style-name="P46">}</text:p>
      <text:p text:style-name="P32">首先<text:span text:style-name="T137">，使</text:span>用了QObject::property()/setProperty()来读取<text:span text:style-name="T138">、</text:span>修改width属性值<text:span text:style-name="T138">。</text:span></text:p>
      <text:p text:style-name="P2">接着<text:span text:style-name="T139">，使用了QQmlProperty</text:span><text:span text:style-name="T140">::read()/write()来读取、修改height属性值。</text:span></text:p>
      <text:p text:style-name="P2">另外<text:span text:style-name="T141">，如果某个对象的类型是QQuickItem，例如QQuickView::</text:span><text:span text:style-name="T142">rootObject()的返回值，这时就可以使用</text:span>QQuickItem::width/setWidth()来访问<text:span text:style-name="T143">、</text:span>修改width属性值了。</text:p>
      <text:p text:style-name="P2">有时候<text:span text:style-name="T144">，</text:span>QML组件是一个复杂的树型结构，包含兄弟组件和孩子组件，我们可以使用QObject::findchild()/findchildren()来查找，如上面例子所示<text:span text:style-name="T145">。</text:span></text:p>
      <text:p text:style-name="P9">在C++中访问QML中的函数与信号——</text:p>
      <text:p text:style-name="P2">在C++中，使用QMetaObject::invokeMethod()可以调用QML中的函数，从QML传递过来的函数参数和返回值会被转换为C++中的QVariant类型， 成功返回true，参数不正确或被调用函数名错误返回false，invokeMethod()共有四个重载函数，用法相似。必须使用Q_ARG()宏来声明函数参数，用Q_RETURN_ARG()宏来声明函数返回值，其原型如下：</text:p>
      <text:p text:style-name="P42"><text:s text:c="8"/>QGenericArgument <text:s text:c="16"/>Q_ARG(Type, const Type &amp; value)</text:p>
      <text:p text:style-name="P42"><text:s text:c="8"/>QGenericReturnArgument <text:s text:c="4"/>Q_RETURN_ARG(Type, Type &amp; value)</text:p>
      <text:p text:style-name="P33">使用QObject::connect()可以连接QML中的信号，connect()共有四个重载函数，它们都是<text:soft-page-break/>静态函数。必须使用SIGNAL()宏来声明信号，SLOT()宏声明槽函数。</text:p>
      <text:p text:style-name="P33">使用QObject::disconnect()可以解除信号与槽函数的连接。</text:p>
      <text:p text:style-name="P34"><text:span text:style-name="T146">（1）修改main.qml</text:span></text:p>
      <text:p text:style-name="P61"><text:span text:style-name="T42">import</text:span><text:span text:style-name="T31"> </text:span><text:span text:style-name="T146">QtQuick</text:span><text:span text:style-name="T31"> </text:span><text:span text:style-name="T146">2.2</text:span></text:p>
      <text:p text:style-name="P13"><text:span text:style-name="T39">import</text:span><text:span text:style-name="T25"> </text:span>QtQuick.Window<text:span text:style-name="T25"> </text:span>2.1</text:p>
      <text:p text:style-name="P11"><text:span text:style-name="T39">import</text:span><text:span text:style-name="T25"> </text:span>Union.Lotto.Gemini<text:span text:style-name="T25"> </text:span>1.0</text:p>
      <text:p text:style-name="P13"><text:span text:style-name="T43">Window</text:span><text:span text:style-name="T25"> </text:span>{</text:p>
      <text:p text:style-name="P13"><text:span text:style-name="T25"><text:s text:c="4"/></text:span><text:span text:style-name="T59">visible</text:span>:<text:span text:style-name="T25"> </text:span>true</text:p>
      <text:p text:style-name="P13"><text:span text:style-name="T25"><text:s text:c="4"/></text:span><text:span text:style-name="T59">width</text:span>:<text:span text:style-name="T25"> </text:span>360;<text:span text:style-name="T25"> </text:span><text:span text:style-name="T59">height</text:span>:<text:span text:style-name="T25"> </text:span>360</text:p>
      <text:p text:style-name="P13"><text:span text:style-name="T25"><text:s text:c="4"/></text:span><text:span text:style-name="T59">title</text:span>:<text:span text:style-name="T25"> </text:span><text:span text:style-name="T34">"Union</text:span><text:span text:style-name="T25"> </text:span><text:span text:style-name="T34">Lotto</text:span><text:span text:style-name="T25"> </text:span><text:span text:style-name="T34">Game"</text:span></text:p>
      <text:p text:style-name="P11"><text:span text:style-name="T25"><text:s text:c="4"/></text:span><text:span text:style-name="T59">color</text:span>:<text:span text:style-name="T25"> </text:span><text:span text:style-name="T34">"white"</text:span></text:p>
      <text:p text:style-name="P13"><text:span text:style-name="T25"><text:s text:c="4"/></text:span><text:span text:style-name="T39">signal</text:span><text:span text:style-name="T25"> </text:span><text:span text:style-name="T59">qmlSignal</text:span>(string<text:span text:style-name="T25"> </text:span>message)</text:p>
      <text:p text:style-name="P11"><text:span text:style-name="T25"><text:s text:c="4"/></text:span><text:span text:style-name="T59">onQmlSignal</text:span>:<text:span text:style-name="T25"> </text:span><text:span text:style-name="T90">console</text:span>.log(<text:span text:style-name="T34">"qml</text:span><text:span text:style-name="T25"> </text:span><text:span text:style-name="T34">signal</text:span><text:span text:style-name="T25"> </text:span><text:span text:style-name="T34">message</text:span><text:span text:style-name="T25"> </text:span><text:span text:style-name="T34">is"</text:span>,<text:span text:style-name="T25"> </text:span><text:span text:style-name="T147">message</text:span>)<text:span text:style-name="T25"> </text:span><text:span text:style-name="T34">//</text:span><text:span text:style-name="T25"> </text:span><text:span text:style-name="T34">this</text:span><text:span text:style-name="T25"> </text:span><text:span text:style-name="T34">is</text:span><text:span text:style-name="T25"> </text:span><text:span text:style-name="T34">a</text:span><text:span text:style-name="T25"> </text:span><text:span text:style-name="T34">qml</text:span><text:span text:style-name="T25"> </text:span><text:span text:style-name="T34">signal</text:span></text:p>
      <text:p text:style-name="P13"><text:span text:style-name="T25"><text:s text:c="4"/></text:span><text:span text:style-name="T39">function</text:span><text:span text:style-name="T25"> </text:span><text:span text:style-name="T46">qmlFunction</text:span>(parameter)<text:span text:style-name="T25"> </text:span>{</text:p>
      <text:p text:style-name="P13"><text:span text:style-name="T25"><text:s text:c="8"/></text:span><text:span text:style-name="T90">console</text:span>.log(<text:span text:style-name="T34">"qml</text:span><text:span text:style-name="T25"> </text:span><text:span text:style-name="T34">function</text:span><text:span text:style-name="T25"> </text:span><text:span text:style-name="T34">parameter</text:span><text:span text:style-name="T25"> </text:span><text:span text:style-name="T34">is"</text:span>,<text:span text:style-name="T25"> </text:span><text:span text:style-name="T147">parameter</text:span>)<text:span text:style-name="T25"> </text:span><text:span text:style-name="T34">//</text:span><text:span text:style-name="T25"> </text:span><text:span text:style-name="T34">Hello</text:span><text:span text:style-name="T25"> </text:span><text:span text:style-name="T34">from</text:span><text:span text:style-name="T25"> </text:span><text:span text:style-name="T34">C++</text:span></text:p>
      <text:p text:style-name="P13"><text:span text:style-name="T25"><text:s text:c="8"/></text:span><text:span text:style-name="T39">return</text:span><text:span text:style-name="T25"> </text:span><text:span text:style-name="T34">"function</text:span><text:span text:style-name="T25"> </text:span><text:span text:style-name="T34">from</text:span><text:span text:style-name="T25"> </text:span><text:span text:style-name="T34">qml"</text:span></text:p>
      <text:p text:style-name="P11"><text:span text:style-name="T25"><text:s text:c="4"/></text:span>}</text:p>
      <text:p text:style-name="P13"><text:span text:style-name="T25"><text:s text:c="4"/></text:span><text:span text:style-name="T43">Rectangle</text:span><text:span text:style-name="T25"> </text:span>{</text:p>
      <text:p text:style-name="P13"><text:span text:style-name="T25"><text:s text:c="8"/></text:span><text:span text:style-name="T59">objectName</text:span>:<text:span text:style-name="T25"> </text:span><text:span text:style-name="T34">"rect"</text:span></text:p>
      <text:p text:style-name="P13"><text:span text:style-name="T25"><text:s text:c="8"/></text:span><text:span text:style-name="T59">anchors.fill</text:span>:<text:span text:style-name="T25"> </text:span><text:span text:style-name="T46">parent</text:span></text:p>
      <text:p text:style-name="P13"><text:span text:style-name="T25"><text:s text:c="8"/></text:span><text:span text:style-name="T59">color</text:span>:<text:span text:style-name="T25"> </text:span><text:span text:style-name="T34">"yellow"</text:span></text:p>
      <text:p text:style-name="P11"><text:span text:style-name="T25"><text:s text:c="4"/></text:span>}</text:p>
      <text:p text:style-name="P13"><text:span text:style-name="T25"><text:s text:c="4"/></text:span><text:span text:style-name="T43">MouseArea</text:span><text:span text:style-name="T25"> </text:span>{</text:p>
      <text:p text:style-name="P13"><text:span text:style-name="T25"><text:s text:c="8"/></text:span><text:span text:style-name="T59">anchors.fill</text:span>:<text:span text:style-name="T25"> </text:span><text:span text:style-name="T46">parent</text:span></text:p>
      <text:p text:style-name="P13"><text:span text:style-name="T25"><text:s text:c="8"/></text:span><text:span text:style-name="T59">onClicked</text:span>:<text:span text:style-name="T25"> </text:span>{</text:p>
      <text:p text:style-name="P13"><text:span text:style-name="T25"><text:s text:c="12"/></text:span><text:span text:style-name="T46">gemini</text:span>.begin()</text:p>
      <text:p text:style-name="P13"><text:span text:style-name="T25"><text:s text:c="12"/></text:span><text:span text:style-name="T46">gemini</text:span>.stop()</text:p>
      <text:p text:style-name="P13"><text:span text:style-name="T25"><text:s text:c="12"/></text:span><text:span text:style-name="T46">gemini</text:span>.ballNumber<text:span text:style-name="T25"> </text:span>=<text:span text:style-name="T25"> </text:span>10</text:p>
      <text:p text:style-name="P13"><text:span text:style-name="T25"><text:s text:c="12"/></text:span><text:span text:style-name="T46">qmlSignal</text:span>(<text:span text:style-name="T34">"this</text:span><text:span text:style-name="T25"> </text:span><text:span text:style-name="T34">is</text:span><text:span text:style-name="T25"> </text:span><text:span text:style-name="T34">a</text:span><text:span text:style-name="T25"> </text:span><text:span text:style-name="T34">qml</text:span><text:span text:style-name="T25"> </text:span><text:span text:style-name="T34">signal"</text:span>)</text:p>
      <text:p text:style-name="P13"><text:span text:style-name="T25"><text:s text:c="8"/></text:span>}</text:p>
      <text:p text:style-name="P11"><text:span text:style-name="T25"><text:s text:c="4"/></text:span>}</text:p>
      <text:p text:style-name="P13"><text:span text:style-name="T25"><text:s text:c="4"/></text:span><text:span text:style-name="T43">Gemini</text:span><text:span text:style-name="T25"> </text:span>{</text:p>
      <text:p text:style-name="P13"><text:span text:style-name="T25"><text:s text:c="8"/></text:span><text:span text:style-name="T59">id</text:span>:<text:span text:style-name="T25"> </text:span><text:span text:style-name="T46">gemini</text:span></text:p>
      <text:p text:style-name="P13"><text:span text:style-name="T25"><text:s text:c="8"/></text:span><text:span text:style-name="T59">onBegin</text:span>:<text:span text:style-name="T25"> </text:span><text:span text:style-name="T46">doSomething</text:span>(<text:span text:style-name="T43">Gemini</text:span>.BALL_COLOR_RED)</text:p>
      <text:p text:style-name="P13"><text:span text:style-name="T25"><text:s text:c="8"/></text:span><text:span text:style-name="T59">onBallNumberChanged</text:span>:<text:span text:style-name="T25"> </text:span><text:span text:style-name="T90">console</text:span>.log(<text:span text:style-name="T34">"new</text:span><text:span text:style-name="T25"> </text:span><text:span text:style-name="T34">ball</text:span><text:span text:style-name="T25"> </text:span><text:span text:style-name="T34">number</text:span><text:span text:style-name="T25"> </text:span><text:span text:style-name="T34">is"</text:span>,<text:span text:style-name="T25"> </text:span><text:span text:style-name="T46">ballNumber</text:span>)<text:span text:style-name="T25"> </text:span><text:span text:style-name="T34">//</text:span><text:span text:style-name="T25"> </text:span><text:span text:style-name="T34">10</text:span></text:p>
      <text:p text:style-name="P13"><text:span text:style-name="T25"><text:s text:c="8"/></text:span><text:span text:style-name="T59">Component.onCompleted</text:span>:<text:span text:style-name="T25"> </text:span><text:span text:style-name="T90">console</text:span>.log(<text:span text:style-name="T34">"default</text:span><text:span text:style-name="T25"> </text:span><text:span text:style-name="T34">ball</text:span><text:span text:style-name="T25"> </text:span><text:span text:style-name="T34">number</text:span><text:span text:style-name="T25"> </text:span><text:span text:style-name="T34">is"</text:span>,<text:span text:style-name="T25"> </text:span><text:span text:style-name="T46">ballNumber</text:span>)<text:span text:style-name="T25"> </text:span><text:span text:style-name="T34">//</text:span><text:span text:style-name="T25"> </text:span><text:span text:style-name="T34">0</text:span></text:p>
      <text:p text:style-name="P13"><text:span text:style-name="T25"><text:s text:c="4"/></text:span>}</text:p>
      <text:p text:style-name="P11">}</text:p>
      <text:p text:style-name="Standard"><text:soft-page-break/><text:span text:style-name="T9">main.qml中添加了qmlSignal</text:span><text:span text:style-name="T10">()信号和qmlFunction()函数</text:span><text:span text:style-name="T11">，信号在QML中发送</text:span><text:span text:style-name="T12">，函数在</text:span><text:span text:style-name="T13">C++中调用。</text:span></text:p>
      <text:p text:style-name="P35"><text:span text:style-name="T148">（2）修改Gemini.h</text:span></text:p>
      <text:p text:style-name="P62"><text:span text:style-name="T23">#ifndef</text:span><text:span text:style-name="T32"> </text:span><text:span text:style-name="T148">GEMINI_H</text:span></text:p>
      <text:p text:style-name="P11"><text:span text:style-name="T18">#define</text:span><text:span text:style-name="T25"> </text:span><text:span text:style-name="T18">GEMINI_H</text:span></text:p>
      <text:p text:style-name="P11"><text:span text:style-name="T34">//</text:span><text:span text:style-name="T25"> </text:span><text:span text:style-name="T34">Gemini.h</text:span></text:p>
      <text:p text:style-name="P13"><text:span text:style-name="T18">#include</text:span><text:span text:style-name="T25"> </text:span><text:span text:style-name="T34">&lt;QObject&gt;</text:span></text:p>
      <text:p text:style-name="P11"><text:span text:style-name="T18">#include</text:span><text:span text:style-name="T25"> </text:span><text:span text:style-name="T34">&lt;QDebug&gt;</text:span></text:p>
      <text:p text:style-name="P13"><text:span text:style-name="T39">class</text:span><text:span text:style-name="T25"> </text:span><text:span text:style-name="T43">Gemini</text:span><text:span text:style-name="T25"> </text:span><text:span text:style-name="T45">:</text:span><text:span text:style-name="T25"> </text:span><text:span text:style-name="T39">public</text:span><text:span text:style-name="T25"> </text:span><text:span text:style-name="T43">QObject</text:span></text:p>
      <text:p text:style-name="P14">{</text:p>
      <text:p text:style-name="P13"><text:span text:style-name="T25"><text:s text:c="4"/></text:span><text:span text:style-name="T18">Q_OBJECT</text:span></text:p>
      <text:p text:style-name="P13"><text:span text:style-name="T25"><text:s text:c="4"/></text:span><text:span text:style-name="T43">Q_ENUMS</text:span><text:span text:style-name="T45">(</text:span><text:span text:style-name="T43">BALL_COLOR</text:span><text:span text:style-name="T45">)</text:span></text:p>
      <text:p text:style-name="P11"><text:span text:style-name="T25"><text:s text:c="4"/></text:span><text:span text:style-name="T43">Q_PROPERTY</text:span><text:span text:style-name="T45">(</text:span><text:span text:style-name="T39">unsigned</text:span><text:span text:style-name="T25"> </text:span><text:span text:style-name="T39">int</text:span><text:span text:style-name="T25"> </text:span>ballNumber<text:span text:style-name="T25"> </text:span>READ<text:span text:style-name="T25"> </text:span>ballNumber<text:span text:style-name="T25"> </text:span>WRITE<text:span text:style-name="T25"> </text:span>setBallNumber<text:span text:style-name="T25"> </text:span>NOTIFY<text:span text:style-name="T25"> </text:span>ballNumberChanged<text:span text:style-name="T45">)</text:span></text:p>
      <text:p text:style-name="P13"><text:span text:style-name="T39">public</text:span><text:span text:style-name="T45">:</text:span></text:p>
      <text:p text:style-name="P13"><text:span text:style-name="T25"><text:s text:c="4"/></text:span><text:span text:style-name="T43">Gemini</text:span><text:span text:style-name="T45">()</text:span><text:span text:style-name="T25"> </text:span><text:span text:style-name="T45">:</text:span><text:span text:style-name="T25"> </text:span><text:span text:style-name="T59">m_ballColor</text:span><text:span text:style-name="T45">(</text:span><text:span text:style-name="T43">BALL_COLOR_YELLOW</text:span><text:span text:style-name="T45">),</text:span><text:span text:style-name="T25"> </text:span><text:span text:style-name="T59">m_ballNumber</text:span><text:span text:style-name="T45">(</text:span><text:span text:style-name="T18">0</text:span><text:span text:style-name="T45">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Gemini()</text:span><text:span text:style-name="T25"> </text:span><text:span text:style-name="T34">called"</text:span><text:span text:style-name="T45">;</text:span></text:p>
      <text:p text:style-name="P11"><text:span text:style-name="T25"><text:s text:c="4"/></text:span><text:span text:style-name="T45">}</text:span></text:p>
      <text:p text:style-name="P13"><text:span text:style-name="T25"><text:s text:c="4"/></text:span><text:span text:style-name="T39">enum</text:span><text:span text:style-name="T25"> </text:span><text:span text:style-name="T43">BALL_COLOR</text:span><text:span text:style-name="T25"> </text:span><text:span text:style-name="T45">{</text:span></text:p>
      <text:p text:style-name="P13"><text:span text:style-name="T25"><text:s text:c="8"/></text:span><text:span text:style-name="T43">BALL_COLOR_YELLOW</text:span><text:span text:style-name="T45">,</text:span></text:p>
      <text:p text:style-name="P13"><text:span text:style-name="T25"><text:s text:c="8"/></text:span><text:span text:style-name="T43">BALL_COLOR_RED</text:span><text:span text:style-name="T45">,</text:span></text:p>
      <text:p text:style-name="P13"><text:span text:style-name="T25"><text:s text:c="8"/></text:span><text:span text:style-name="T43">BALL_COLOR_BLUE</text:span><text:span text:style-name="T45">,</text:span></text:p>
      <text:p text:style-name="P13"><text:span text:style-name="T25"><text:s text:c="8"/></text:span><text:span text:style-name="T43">BALL_COLOR_ALL</text:span></text:p>
      <text:p text:style-name="P11"><text:span text:style-name="T25"><text:s text:c="4"/></text:span><text:span text:style-name="T45">};</text:span></text:p>
      <text:p text:style-name="P13"><text:span text:style-name="T25"><text:s text:c="4"/></text:span><text:span text:style-name="T39">unsigned</text:span><text:span text:style-name="T25"> </text:span><text:span text:style-name="T39">int</text:span><text:span text:style-name="T25"> </text:span><text:span text:style-name="T45">ballNumber()</text:span><text:span text:style-name="T25"> </text:span><text:span text:style-name="T39">const</text:span><text:span text:style-name="T25"> </text:span><text:span text:style-name="T45">{</text:span></text:p>
      <text:p text:style-name="P13"><text:span text:style-name="T25"><text:s text:c="8"/></text:span><text:span text:style-name="T39">return</text:span><text:span text:style-name="T25"> </text:span><text:span text:style-name="T59">m_ballNumber</text:span><text:span text:style-name="T45">;</text:span></text:p>
      <text:p text:style-name="P13"><text:span text:style-name="T25"><text:s text:c="4"/></text:span><text:span text:style-name="T45">}</text:span></text:p>
      <text:p text:style-name="P13"><text:span text:style-name="T25"><text:s text:c="4"/></text:span><text:span text:style-name="T39">void</text:span><text:span text:style-name="T25"> </text:span><text:span text:style-name="T45">setBallNumber(</text:span><text:span text:style-name="T39">const</text:span><text:span text:style-name="T25"> </text:span><text:span text:style-name="T39">unsigned</text:span><text:span text:style-name="T25"> </text:span><text:span text:style-name="T39">int</text:span><text:span text:style-name="T25"> </text:span><text:span text:style-name="T45">&amp;ballNumber)</text:span><text:span text:style-name="T25"> </text:span><text:span text:style-name="T45">{</text:span></text:p>
      <text:p text:style-name="P13"><text:span text:style-name="T25"><text:s text:c="8"/></text:span><text:span text:style-name="T39">if</text:span><text:span text:style-name="T45">(ballNumber</text:span><text:span text:style-name="T25"> </text:span><text:span text:style-name="T45">!=</text:span><text:span text:style-name="T25"> </text:span><text:span text:style-name="T59">m_ballNumber</text:span><text:span text:style-name="T45">)</text:span><text:span text:style-name="T25"> </text:span><text:span text:style-name="T45">{</text:span></text:p>
      <text:p text:style-name="P13"><text:span text:style-name="T25"><text:s text:c="12"/></text:span><text:span text:style-name="T59">m_ballNumber</text:span><text:span text:style-name="T25"> </text:span><text:span text:style-name="T45">=</text:span><text:span text:style-name="T25"> </text:span><text:span text:style-name="T45">ballNumber;</text:span></text:p>
      <text:p text:style-name="P13"><text:span text:style-name="T25"><text:s text:c="12"/></text:span><text:span text:style-name="T39">emit</text:span><text:span text:style-name="T25"> </text:span><text:span text:style-name="T45">ballNumberChanged();</text:span></text:p>
      <text:p text:style-name="P13"><text:span text:style-name="T25"><text:s text:c="8"/></text:span><text:span text:style-name="T45">}</text:span></text:p>
      <text:p text:style-name="P11"><text:span text:style-name="T25"><text:s text:c="4"/></text:span><text:span text:style-name="T45">}</text:span></text:p>
      <text:p text:style-name="P13"><text:span text:style-name="T25"><text:s text:c="4"/></text:span><text:span text:style-name="T43">Q_INVOKABLE</text:span><text:span text:style-name="T25"> </text:span><text:span text:style-name="T39">void</text:span><text:span text:style-name="T25"> </text:span><text:span text:style-name="T45">stop(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stop()</text:span><text:span text:style-name="T25"> </text:span><text:span text:style-name="T34">called"</text:span><text:span text:style-name="T45">;</text:span></text:p>
      <text:p text:style-name="P11"><text:span text:style-name="T25"><text:s text:c="4"/></text:span><text:span text:style-name="T45">}</text:span></text:p>
      <text:p text:style-name="P13"><text:span text:style-name="T39">signals</text:span><text:span text:style-name="T45">:</text:span></text:p>
      <text:p text:style-name="P13"><text:soft-page-break/><text:span text:style-name="T25"><text:s text:c="4"/></text:span><text:span text:style-name="T39">void</text:span><text:span text:style-name="T25"> </text:span><text:span text:style-name="T45">begin();</text:span></text:p>
      <text:p text:style-name="P11"><text:span text:style-name="T25"><text:s text:c="4"/></text:span><text:span text:style-name="T39">void</text:span><text:span text:style-name="T25"> </text:span><text:span text:style-name="T45">ballNumberChanged();</text:span></text:p>
      <text:p text:style-name="P13"><text:span text:style-name="T39">public</text:span><text:span text:style-name="T25"> </text:span><text:span text:style-name="T39">slots</text:span><text:span text:style-name="T45">:</text:span></text:p>
      <text:p text:style-name="P13"><text:span text:style-name="T25"><text:s text:c="4"/></text:span><text:span text:style-name="T39">void</text:span><text:span text:style-name="T25"> </text:span><text:span text:style-name="T45">doSomething(</text:span><text:span text:style-name="T43">BALL_COLOR</text:span><text:span text:style-name="T25"> </text:span><text:span text:style-name="T45">ballColor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Gemini::doSomething()</text:span><text:span text:style-name="T25"> </text:span><text:span text:style-name="T34">called</text:span><text:span text:style-name="T25"> </text:span><text:span text:style-name="T34">with"</text:span><text:span text:style-name="T25"> </text:span><text:span text:style-name="T45">&lt;&lt;</text:span><text:span text:style-name="T25"> </text:span><text:span text:style-name="T45">ballColor;</text:span></text:p>
      <text:p text:style-name="P13"><text:span text:style-name="T25"><text:s text:c="8"/></text:span><text:span text:style-name="T39">if</text:span><text:span text:style-name="T45">(ballColor</text:span><text:span text:style-name="T25"> </text:span><text:span text:style-name="T45">!=</text:span><text:span text:style-name="T25"> </text:span><text:span text:style-name="T59">m_ballColor</text:span><text:span text:style-name="T45">)</text:span><text:span text:style-name="T25"> </text:span><text:span text:style-name="T45">{</text:span></text:p>
      <text:p text:style-name="P13"><text:span text:style-name="T25"><text:s text:c="12"/></text:span><text:span text:style-name="T59">m_ballColor</text:span><text:span text:style-name="T25"> </text:span><text:span text:style-name="T45">=</text:span><text:span text:style-name="T25"> </text:span><text:span text:style-name="T45">ballColor;</text:span></text:p>
      <text:p text:style-name="P13"><text:span text:style-name="T25"><text:s text:c="12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ball</text:span><text:span text:style-name="T25"> </text:span><text:span text:style-name="T34">color</text:span><text:span text:style-name="T25"> </text:span><text:span text:style-name="T34">changed"</text:span><text:span text:style-name="T45">;</text:span></text:p>
      <text:p text:style-name="P13"><text:span text:style-name="T25"><text:s text:c="8"/></text:span><text:span text:style-name="T45">}</text:span></text:p>
      <text:p text:style-name="P11"><text:span text:style-name="T25"><text:s text:c="4"/></text:span><text:span text:style-name="T45">}</text:span></text:p>
      <text:p text:style-name="P13"><text:span text:style-name="T25"><text:s text:c="4"/></text:span><text:span text:style-name="T39">void</text:span><text:span text:style-name="T25"> </text:span><text:span text:style-name="T45">cppSlot(</text:span><text:span text:style-name="T39">const</text:span><text:span text:style-name="T25"> </text:span><text:span text:style-name="T43">QString</text:span><text:span text:style-name="T25"> </text:span><text:span text:style-name="T45">&amp;message)</text:span><text:span text:style-name="T25"> </text:span><text:span text:style-name="T45">{</text:span></text:p>
      <text:p text:style-name="P13"><text:span text:style-name="T25"><text:s text:c="8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Called</text:span><text:span text:style-name="T25"> </text:span><text:span text:style-name="T34">the</text:span><text:span text:style-name="T25"> </text:span><text:span text:style-name="T34">C++</text:span><text:span text:style-name="T25"> </text:span><text:span text:style-name="T34">slot</text:span><text:span text:style-name="T25"> </text:span><text:span text:style-name="T34">with</text:span><text:span text:style-name="T25"> </text:span><text:span text:style-name="T34">message:"</text:span><text:span text:style-name="T25"> </text:span><text:span text:style-name="T45">&lt;&lt;</text:span><text:span text:style-name="T25"> </text:span><text:span text:style-name="T45">message;</text:span><text:span text:style-name="T25"> </text:span><text:span text:style-name="T34">//</text:span><text:span text:style-name="T25"> </text:span><text:span text:style-name="T34">this</text:span><text:span text:style-name="T25"> </text:span><text:span text:style-name="T34">is</text:span><text:span text:style-name="T25"> </text:span><text:span text:style-name="T34">a</text:span><text:span text:style-name="T25"> </text:span><text:span text:style-name="T34">qml</text:span><text:span text:style-name="T25"> </text:span><text:span text:style-name="T34">signal</text:span></text:p>
      <text:p text:style-name="P11"><text:span text:style-name="T25"><text:s text:c="4"/></text:span><text:span text:style-name="T45">}</text:span></text:p>
      <text:p text:style-name="P13"><text:span text:style-name="T39">private</text:span><text:span text:style-name="T45">:</text:span></text:p>
      <text:p text:style-name="P13"><text:span text:style-name="T25"><text:s text:c="4"/></text:span><text:span text:style-name="T43">BALL_COLOR</text:span><text:span text:style-name="T25"> </text:span><text:span text:style-name="T59">m_ballColor</text:span><text:span text:style-name="T45">;</text:span></text:p>
      <text:p text:style-name="P13"><text:span text:style-name="T25"><text:s text:c="4"/></text:span><text:span text:style-name="T39">unsigned</text:span><text:span text:style-name="T25"> </text:span><text:span text:style-name="T39">int</text:span><text:span text:style-name="T25"> </text:span><text:span text:style-name="T59">m_ballNumber</text:span><text:span text:style-name="T45">;</text:span></text:p>
      <text:p text:style-name="P12">};</text:p>
      <text:p text:style-name="P11"><text:span text:style-name="T18">#endif</text:span><text:span text:style-name="T25"> </text:span><text:span text:style-name="T34">//</text:span><text:span text:style-name="T25"> </text:span><text:span text:style-name="T34">GEMINI_H</text:span></text:p>
      <text:p text:style-name="P2">Gemini类中添加了cppSlot<text:span text:style-name="T149">()槽函数，将要在main.cpp中与QML的信号connect</text:span><text:span text:style-name="T150">。</text:span></text:p>
      <text:p text:style-name="P36"><text:span text:style-name="T151">（3）修改main.cpp</text:span></text:p>
      <text:p text:style-name="P63"><text:span text:style-name="T24">#include</text:span><text:span text:style-name="T33"> </text:span><text:span text:style-name="T38">&lt;QGuiApplication&gt;</text:span></text:p>
      <text:p text:style-name="P13"><text:span text:style-name="T18">#include</text:span><text:span text:style-name="T25"> </text:span><text:span text:style-name="T34">&lt;QtQml&gt;</text:span></text:p>
      <text:p text:style-name="P11"><text:span text:style-name="T18">#include</text:span><text:span text:style-name="T25"> </text:span><text:span text:style-name="T34">&lt;Gemini.h&gt;</text:span></text:p>
      <text:p text:style-name="P13"><text:span text:style-name="T39">int</text:span><text:span text:style-name="T25"> </text:span><text:span text:style-name="T45">main(</text:span><text:span text:style-name="T39">int</text:span><text:span text:style-name="T25"> </text:span><text:span text:style-name="T45">argc,</text:span><text:span text:style-name="T25"> </text:span><text:span text:style-name="T39">char</text:span><text:span text:style-name="T25"> </text:span><text:span text:style-name="T45">*argv[])</text:span></text:p>
      <text:p text:style-name="P14">{</text:p>
      <text:p text:style-name="P11"><text:span text:style-name="T25"><text:s text:c="4"/></text:span><text:span text:style-name="T43">QGuiApplication</text:span><text:span text:style-name="T25"> </text:span><text:span text:style-name="T45">app(argc,</text:span><text:span text:style-name="T25"> </text:span><text:span text:style-name="T45">argv);</text:span></text:p>
      <text:p text:style-name="P11"><text:span text:style-name="T25"><text:s text:c="4"/></text:span><text:span text:style-name="T45">qmlRegisterType&lt;</text:span><text:span text:style-name="T43">Gemini</text:span><text:span text:style-name="T45">&gt;(</text:span><text:span text:style-name="T34">"Union.Lotto.Gemini"</text:span><text:span text:style-name="T45">,</text:span><text:span text:style-name="T25"> </text:span><text:span text:style-name="T18">1</text:span><text:span text:style-name="T45">,</text:span><text:span text:style-name="T25"> </text:span><text:span text:style-name="T18">0</text:span><text:span text:style-name="T45">,</text:span><text:span text:style-name="T25"> </text:span><text:span text:style-name="T34">"Gemini"</text:span><text:span text:style-name="T45">);</text:span></text:p>
      <text:p text:style-name="P13"><text:span text:style-name="T25"><text:s text:c="4"/></text:span><text:span text:style-name="T43">QQmlEngine</text:span><text:span text:style-name="T25"> </text:span><text:span text:style-name="T45">engine;</text:span></text:p>
      <text:p text:style-name="P13"><text:span text:style-name="T25"><text:s text:c="4"/></text:span><text:span text:style-name="T34">//</text:span><text:span text:style-name="T25"> </text:span><text:span text:style-name="T34">set</text:span><text:span text:style-name="T25"> </text:span><text:span text:style-name="T34">qml</text:span><text:span text:style-name="T25"> </text:span><text:span text:style-name="T34">context</text:span><text:span text:style-name="T25"> </text:span><text:span text:style-name="T34">property</text:span></text:p>
      <text:p text:style-name="P13"><text:span text:style-name="T25"><text:s text:c="4"/></text:span><text:span text:style-name="T34">//</text:span><text:span text:style-name="T25"> </text:span><text:span text:style-name="T34">Gemini</text:span><text:span text:style-name="T25"> </text:span><text:span text:style-name="T34">aGemini;</text:span></text:p>
      <text:p text:style-name="P13"><text:span text:style-name="T25"><text:s text:c="4"/></text:span><text:span text:style-name="T34">//</text:span><text:span text:style-name="T25"> </text:span><text:span text:style-name="T34">engine.rootContext()-&gt;setContextProperty("aGemini",</text:span><text:span text:style-name="T25"> </text:span><text:span text:style-name="T34">&amp;aGemini);</text:span></text:p>
      <text:p text:style-name="P13"><text:span text:style-name="T25"><text:s text:c="4"/></text:span><text:span text:style-name="T43">QQmlComponent</text:span><text:span text:style-name="T25"> </text:span><text:span text:style-name="T45">component(&amp;engine,</text:span><text:span text:style-name="T25"> </text:span><text:span text:style-name="T43">QUrl</text:span><text:span text:style-name="T45">(</text:span><text:span text:style-name="T18">QStringLiteral</text:span><text:span text:style-name="T45">(</text:span><text:span text:style-name="T34">"qrc:///main.qml"</text:span><text:span text:style-name="T45">)));</text:span></text:p>
      <text:p text:style-name="P11"><text:span text:style-name="T25"><text:s text:c="4"/></text:span><text:span text:style-name="T43">QObject</text:span><text:span text:style-name="T25"> </text:span><text:span text:style-name="T45">*object</text:span><text:span text:style-name="T25"> </text:span><text:span text:style-name="T45">=</text:span><text:span text:style-name="T25"> </text:span><text:span text:style-name="T45">component.</text:span><text:span text:style-name="T46">create</text:span><text:span text:style-name="T45">();</text:span></text:p>
      <text:p text:style-name="P13"><text:span text:style-name="T25"><text:s text:c="4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width</text:span><text:span text:style-name="T25"> </text:span><text:span text:style-name="T34">value</text:span><text:span text:style-name="T25"> </text:span><text:span text:style-name="T34">is"</text:span><text:span text:style-name="T25"> </text:span><text:span text:style-name="T45">&lt;&lt;</text:span><text:span text:style-name="T25"> </text:span><text:span text:style-name="T45">object-&gt;property(</text:span><text:span text:style-name="T34">"width"</text:span><text:span text:style-name="T45">).toInt();</text:span></text:p>
      <text:p text:style-name="P11"><text:span text:style-name="T25"><text:s text:c="4"/></text:span><text:span text:style-name="T45">object-&gt;setProperty(</text:span><text:span text:style-name="T34">"width"</text:span><text:span text:style-name="T45">,</text:span><text:span text:style-name="T25"> </text:span><text:span text:style-name="T18">500</text:span><text:span text:style-name="T45">);</text:span></text:p>
      <text:p text:style-name="P13"><text:soft-page-break/><text:span text:style-name="T25"><text:s text:c="4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height</text:span><text:span text:style-name="T25"> </text:span><text:span text:style-name="T34">value</text:span><text:span text:style-name="T25"> </text:span><text:span text:style-name="T34">is"</text:span><text:span text:style-name="T25"> </text:span><text:span text:style-name="T45">&lt;&lt;</text:span><text:span text:style-name="T25"> </text:span><text:span text:style-name="T43">QQmlProperty</text:span><text:span text:style-name="T45">::read(object,</text:span><text:span text:style-name="T25"> </text:span><text:span text:style-name="T34">"height"</text:span><text:span text:style-name="T45">).toInt();</text:span></text:p>
      <text:p text:style-name="P11"><text:span text:style-name="T25"><text:s text:c="4"/></text:span><text:span text:style-name="T43">QQmlProperty</text:span><text:span text:style-name="T45">::write(object,</text:span><text:span text:style-name="T25"> </text:span><text:span text:style-name="T34">"height"</text:span><text:span text:style-name="T45">,</text:span><text:span text:style-name="T25"> </text:span><text:span text:style-name="T18">500</text:span><text:span text:style-name="T45">);</text:span></text:p>
      <text:p text:style-name="P13"><text:span text:style-name="T25"><text:s text:c="4"/></text:span><text:span text:style-name="T43">QObject</text:span><text:span text:style-name="T25"> </text:span><text:span text:style-name="T45">*rect</text:span><text:span text:style-name="T25"> </text:span><text:span text:style-name="T45">=</text:span><text:span text:style-name="T25"> </text:span><text:span text:style-name="T45">object-&gt;findChild&lt;</text:span><text:span text:style-name="T43">QObject</text:span><text:span text:style-name="T45">*&gt;(</text:span><text:span text:style-name="T34">"rect"</text:span><text:span text:style-name="T45">);</text:span></text:p>
      <text:p text:style-name="P13"><text:span text:style-name="T25"><text:s text:c="4"/></text:span><text:span text:style-name="T39">if</text:span><text:span text:style-name="T45">(rect)</text:span><text:span text:style-name="T25"> </text:span><text:span text:style-name="T45">{</text:span></text:p>
      <text:p text:style-name="P13"><text:span text:style-name="T25"><text:s text:c="8"/></text:span><text:span text:style-name="T45">rect-&gt;setProperty(</text:span><text:span text:style-name="T34">"color"</text:span><text:span text:style-name="T45">,</text:span><text:span text:style-name="T25"> </text:span><text:span text:style-name="T34">"black"</text:span><text:span text:style-name="T45">);</text:span></text:p>
      <text:p text:style-name="P11"><text:span text:style-name="T25"><text:s text:c="4"/></text:span><text:span text:style-name="T45">}</text:span></text:p>
      <text:p text:style-name="P13"><text:span text:style-name="T25"><text:s text:c="4"/></text:span><text:span text:style-name="T43">QVariant</text:span><text:span text:style-name="T25"> </text:span><text:span text:style-name="T45">returnedValue;</text:span></text:p>
      <text:p text:style-name="P13"><text:span text:style-name="T25"><text:s text:c="4"/></text:span><text:span text:style-name="T43">QVariant</text:span><text:span text:style-name="T25"> </text:span><text:span text:style-name="T45">message</text:span><text:span text:style-name="T25"> </text:span><text:span text:style-name="T45">=</text:span><text:span text:style-name="T25"> </text:span><text:span text:style-name="T34">"Hello</text:span><text:span text:style-name="T25"> </text:span><text:span text:style-name="T34">from</text:span><text:span text:style-name="T25"> </text:span><text:span text:style-name="T34">C++"</text:span><text:span text:style-name="T45">;</text:span></text:p>
      <text:p text:style-name="P13"><text:span text:style-name="T25"><text:s text:c="4"/></text:span><text:span text:style-name="T43">QMetaObject</text:span><text:span text:style-name="T45">::invokeMethod(object,</text:span><text:span text:style-name="T25"> </text:span><text:span text:style-name="T34">"qmlFunction"</text:span><text:span text:style-name="T45">,</text:span></text:p>
      <text:p text:style-name="P13"><text:span text:style-name="T25"><text:s text:c="30"/></text:span><text:span text:style-name="T43">Q_RETURN_ARG</text:span><text:span text:style-name="T45">(</text:span><text:span text:style-name="T43">QVariant</text:span><text:span text:style-name="T45">,</text:span><text:span text:style-name="T25"> </text:span><text:span text:style-name="T45">returnedValue),</text:span></text:p>
      <text:p text:style-name="P13"><text:span text:style-name="T25"><text:s text:c="30"/></text:span><text:span text:style-name="T43">Q_ARG</text:span><text:span text:style-name="T45">(</text:span><text:span text:style-name="T43">QVariant</text:span><text:span text:style-name="T45">,</text:span><text:span text:style-name="T25"> </text:span><text:span text:style-name="T45">message));</text:span></text:p>
      <text:p text:style-name="P11"><text:span text:style-name="T25"><text:s text:c="4"/></text:span><text:span text:style-name="T18">qDebug</text:span><text:span text:style-name="T45">()</text:span><text:span text:style-name="T25"> </text:span><text:span text:style-name="T45">&lt;&lt;</text:span><text:span text:style-name="T25"> </text:span><text:span text:style-name="T34">"returnedValue</text:span><text:span text:style-name="T25"> </text:span><text:span text:style-name="T34">is"</text:span><text:span text:style-name="T25"> </text:span><text:span text:style-name="T45">&lt;&lt;</text:span><text:span text:style-name="T25"> </text:span><text:span text:style-name="T45">returnedValue.toString();</text:span><text:span text:style-name="T25"> </text:span><text:span text:style-name="T34">//</text:span><text:span text:style-name="T25"> </text:span><text:span text:style-name="T34">function</text:span><text:span text:style-name="T25"> </text:span><text:span text:style-name="T34">from</text:span><text:span text:style-name="T25"> </text:span><text:span text:style-name="T34">qml</text:span></text:p>
      <text:p text:style-name="P13"><text:span text:style-name="T25"><text:s text:c="4"/></text:span><text:span text:style-name="T43">Gemini</text:span><text:span text:style-name="T25"> </text:span><text:span text:style-name="T45">test;</text:span></text:p>
      <text:p text:style-name="P13"><text:span text:style-name="T25"><text:s text:c="4"/></text:span><text:span text:style-name="T43">QObject</text:span><text:span text:style-name="T45">::connect(object,</text:span><text:span text:style-name="T25"> </text:span><text:span text:style-name="T39">SIGNAL</text:span><text:span text:style-name="T45">(</text:span>qmlSignal<text:span text:style-name="T45">(</text:span><text:span text:style-name="T43">QString</text:span><text:span text:style-name="T45">)),</text:span></text:p>
      <text:p text:style-name="P11"><text:span text:style-name="T25"><text:s text:c="21"/></text:span><text:span text:style-name="T45">&amp;test,</text:span><text:span text:style-name="T25"> </text:span><text:span text:style-name="T39">SLOT</text:span><text:span text:style-name="T45">(</text:span>cppSlot<text:span text:style-name="T45">(</text:span><text:span text:style-name="T43">QString</text:span><text:span text:style-name="T45">)));</text:span></text:p>
      <text:p text:style-name="P13"><text:span text:style-name="T25"><text:s text:c="4"/></text:span><text:span text:style-name="T39">return</text:span><text:span text:style-name="T25"> </text:span><text:span text:style-name="T45">app.exec();</text:span></text:p>
      <text:p text:style-name="P11"><text:span text:style-name="T45">}</text:span></text:p>
      <text:p text:style-name="P2">在main.cpp中添加了QMeta::invokeMethod<text:span text:style-name="T152">()和QObject::connect()来分别访问QML中函数和信号。</text:span></text:p>
      <text:p text:style-name="P9"><text:span text:style-name="T153">7</text:span>、总结</text:p>
      <text:p text:style-name="P2">本文主要介绍了QML与C++混合编程常用的方法与技巧，在使用过程中有几点值得注意：</text:p>
      <text:p text:style-name="P2"><text:s text:c="8"/>自定义类一定要派生自QObject类或其子类。</text:p>
      <text:p text:style-name="P2"><text:s text:c="8"/>必须使用Q_OBJECT宏。</text:p>
      <text:p text:style-name="P2"><text:s text:c="8"/>注册自定义类到Qt元对象系统或设置自定义类对象实例为QML上下文属性是必须的。</text:p>
      <text:p text:style-name="P2"><text:s text:c="8"/>两者交互进行数据传递时，要符合QML与C++间数据类型的转换规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2" svg:font-family="'WenQuanYi Micro Hei'" style:font-pitch="variable"/>
    <style:font-face style:name="WenQuanYi Micro Hei" svg:font-family="'WenQuanYi Micro Hei'" style:font-adornments="Bold" style:font-pitch="variable"/>
    <style:font-face style:name="WenQuanYi Micro Hei1" svg:font-family="'WenQuanYi Micro Hei'" style:font-adornments="Bold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1in" fo:margin-bottom="1in" style:contextual-spacing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WenQuanYi Micro Hei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WenQuanYi Micro Hei1" fo:font-size="14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WenQuanYi Micro Hei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name="WenQuanYi Micro Hei" fo:font-size="16pt" fo:language="zxx" fo:country="none" fo:font-weight="bold"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5in"/>
          <style:tab-stop style:position="1.5311in"/>
          <style:tab-stop style:position="1.5937in"/>
          <style:tab-stop style:position="3.3465in" style:type="center"/>
          <style:tab-stop style:position="6.6929in" style:type="right"/>
        </style:tab-stops>
      </style:paragraph-properties>
      <style:text-properties officeooo:rsid="05e07e25" officeooo:paragraph-rsid="05e07e2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8-11T11:55:34</meta:creation-date>
    <meta:generator>LibreOffice/4.0.2.2$Linux_X86_64 LibreOffice_project/400m0$Build-2</meta:generator>
    <dc:date>2014-12-29T20:35:04</dc:date>
    <dc:creator>hanjunjie </dc:creator>
    <meta:editing-duration>P3DT5H19M45S</meta:editing-duration>
    <meta:editing-cycles>2244</meta:editing-cycles>
    <meta:document-statistic meta:table-count="0" meta:image-count="0" meta:object-count="0" meta:page-count="17" meta:paragraph-count="556" meta:word-count="4126" meta:character-count="17327" meta:non-whitespace-character-count="14146"/>
  </office:meta>
</office:document-meta>
</file>